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Helvetica1" svg:font-family="Helvetica"/>
    <style:font-face style:name="Times1" svg:font-family="Times"/>
    <style:font-face style:name="Unknown1" svg:font-family="Unknown"/>
    <style:font-face style:name="Calibri" svg:font-family="Calibri" style:font-pitch="variable"/>
    <style:font-face style:name="Helvetica" svg:font-family="Helvetica" style:font-pitch="variable"/>
    <style:font-face style:name="Tahoma1" svg:font-family="Tahoma" style:font-pitch="variable"/>
    <style:font-face style:name="Times" svg:font-family="Times" style:font-pitch="variable"/>
    <style:font-face style:name="Times New Roman1" svg:font-family="'Times New Roman'" style:font-pitch="variable"/>
    <style:font-face style:name="Unknown" svg:font-family="Unknow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3.286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11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88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87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99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04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44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86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5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22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72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20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52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82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52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89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65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0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32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9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10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53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16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89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3.84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335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80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24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62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365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742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001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55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28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716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754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241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771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89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413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273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764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699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43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327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057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789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539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619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399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64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0.128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15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712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122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225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3.049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74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544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072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958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018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2.74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797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858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167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17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277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314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768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953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403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2.626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637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256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767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58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081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956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88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77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376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442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527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048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095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077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676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68cm" fo:padding-top="0cm" fo:padding-bottom="0cm" fo:padding-left="0cm" fo:padding-right="0cm"/>
    </style:style>
    <style:style style:name="gr97" style:family="graphic" style:parent-style-name="standard">
      <style:graphic-properties draw:stroke="none" svg:stroke-color="#000000" draw:fill="none" draw:fill-color="#ffffff" fo:min-height="13.103cm"/>
    </style:style>
    <style:style style:name="gr98" style:family="graphic" style:parent-style-name="standard">
      <style:graphic-properties draw:stroke="none" svg:stroke-color="#000000" draw:fill="none" draw:fill-color="#ffffff" fo:min-height="26.311cm"/>
    </style:style>
    <style:style style:name="gr99" style:family="graphic" style:parent-style-name="objectwithoutfill">
      <style:graphic-properties draw:marker-end="Arrow" draw:marker-end-width="0.3cm" draw:fill="solid" draw:textarea-horizontal-align="center" draw:textarea-vertical-align="middle"/>
    </style:style>
    <style:style style:name="gr100" style:family="graphic" style:parent-style-name="standard">
      <style:graphic-properties draw:stroke="none" svg:stroke-color="#000000" draw:fill="none" draw:fill-color="#ffffff" fo:min-height="19.307cm"/>
    </style:style>
    <style:style style:name="gr101" style:family="graphic" style:parent-style-name="standard">
      <style:graphic-properties draw:stroke="none" svg:stroke-color="#000000" draw:fill="none" draw:fill-color="#ffffff" fo:min-height="29.603cm"/>
    </style:style>
    <style:style style:name="gr102" style:family="graphic" style:parent-style-name="standard">
      <style:graphic-properties draw:stroke="none" svg:stroke-color="#000000" draw:fill="none" draw:fill-color="#ffffff" fo:min-height="15.1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margin-left="0cm" fo:margin-right="0cm" fo:text-indent="1cm"/>
    </style:style>
    <style:style style:name="P10" style:family="paragraph">
      <loext:graphic-properties draw:fill="solid"/>
      <style:paragraph-properties fo:margin-left="1.9cm" fo:margin-right="-1.1cm" fo:text-align="center" fo:text-indent="-0.1cm"/>
    </style:style>
    <style:style style:name="P11" style:family="paragraph">
      <loext:graphic-properties draw:fill="none" draw:fill-color="#ffffff"/>
      <style:paragraph-properties fo:margin-left="1.9cm" fo:margin-right="-1.1cm" fo:text-indent="-0.1cm"/>
      <style:text-properties style:font-name="Arial" fo:font-size="10pt" style:font-size-asian="10pt" style:font-size-complex="10pt"/>
    </style:style>
    <style:style style:name="P12" style:family="paragraph">
      <loext:graphic-properties draw:fill="none" draw:fill-color="#ffffff"/>
      <style:paragraph-properties fo:margin-left="0cm" fo:margin-right="0cm" fo:text-indent="1cm"/>
      <style:text-properties fo:font-size="24pt"/>
    </style:style>
    <style:style style:name="T1" style:family="text">
      <style:text-properties fo:color="#000000" style:font-name="Unknown1" fo:font-size="11.1000003814697pt" style:font-size-asian="11.1000003814697pt" style:font-name-complex="Unknown1" style:font-size-complex="11.1000003814697pt"/>
    </style:style>
    <style:style style:name="T2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3" style:family="text">
      <style:text-properties fo:color="#000000" style:font-name="Calibri1" fo:font-size="10pt" style:font-size-asian="10pt" style:font-name-complex="Calibri1" style:font-size-complex="10pt"/>
    </style:style>
    <style:style style:name="T4" style:family="text">
      <style:text-properties fo:color="#000000" style:font-name="Unknown1" fo:font-size="10pt" style:font-size-asian="10pt" style:font-name-complex="Unknown1" style:font-size-complex="10pt"/>
    </style:style>
    <style:style style:name="T5" style:family="text">
      <style:text-properties fo:color="#c9211e" style:font-name="Calibri1" fo:font-size="12pt" fo:font-weight="bold" style:font-size-asian="12pt" style:font-weight-asian="bold" style:font-name-complex="Calibri1" style:font-size-complex="12pt" style:font-weight-complex="bold"/>
    </style:style>
    <style:style style:name="T6" style:family="text">
      <style:text-properties fo:color="#000000" style:font-name="Helvetica1" fo:font-size="10pt" style:font-size-asian="10pt" style:font-name-complex="Helvetica1" style:font-size-complex="10pt"/>
    </style:style>
    <style:style style:name="T7" style:family="text">
      <style:text-properties fo:color="#000000" style:font-name="Helvetica1" fo:font-size="10pt" fo:font-weight="bold" style:font-size-asian="10pt" style:font-name-complex="Helvetica1" style:font-size-complex="10pt" style:font-weight-complex="bold"/>
    </style:style>
    <style:style style:name="T8" style:family="text">
      <style:text-properties fo:color="#000000" style:font-name="Helvetica1" fo:font-size="11.1000003814697pt" fo:font-weight="bold" style:font-size-asian="11.1000003814697pt" style:font-name-complex="Helvetica1" style:font-size-complex="11.1000003814697pt" style:font-weight-complex="bold"/>
    </style:style>
    <style:style style:name="T9" style:family="text">
      <style:text-properties fo:color="#000000" style:font-name="Times1" fo:font-size="12pt" style:font-size-asian="12pt" style:font-name-complex="Times1" style:font-size-complex="12pt"/>
    </style:style>
    <style:style style:name="T10" style:family="text">
      <style:text-properties fo:color="#000000" style:font-name="Helvetica1" fo:font-size="11.1000003814697pt" style:font-size-asian="11.1000003814697pt" style:font-name-complex="Helvetica1" style:font-size-complex="11.1000003814697pt"/>
    </style:style>
    <style:style style:name="T11" style:family="text">
      <style:text-properties fo:color="#000000" style:font-name="Helvetica1" fo:font-size="18pt" style:font-size-asian="18pt" style:font-name-complex="Helvetica1" style:font-size-complex="18pt"/>
    </style:style>
    <style:style style:name="T12" style:family="text">
      <style:text-properties style:font-name="Arial" fo:font-size="12pt" style:font-size-asian="12pt" style:font-size-complex="12pt"/>
    </style:style>
    <style:style style:name="T13" style:family="text">
      <style:text-properties style:font-name="Arial" fo:font-size="10pt" style:font-size-asian="10pt" style:font-size-complex="10pt"/>
    </style:style>
    <style:style style:name="T14" style:family="text">
      <style:text-properties fo:font-size="24pt"/>
    </style:style>
    <style:style style:name="T15" style:family="text">
      <style:text-properties style:font-name="Times New Roman" fo:font-size="24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3.286cm" svg:height="0.458cm" svg:x="5.237cm" svg:y="1.256cm">
          <draw:text-box>
            <text:p text:style-name="P1"><text:span text:style-name="T1">ADS – ENGENHARIA DE SOFTWARE 1 – FILIPE SARAMAGO – 2.2021 </text:span></text:p>
          </draw:text-box>
        </draw:frame>
        <draw:frame draw:style-name="gr2" draw:text-style-name="P2" draw:layer="layout" svg:width="6.111cm" svg:height="0.458cm" svg:x="8.077cm" svg:y="1.73cm">
          <draw:text-box>
            <text:p text:style-name="P1"><text:span text:style-name="T1">INSTRUMENTO DE AVALIAÇÃO </text:span></text:p>
          </draw:text-box>
        </draw:frame>
        <draw:frame draw:style-name="gr3" draw:text-style-name="P2" draw:layer="layout" svg:width="0.388cm" svg:height="0.395cm" svg:x="3.001cm" svg:y="2.574cm">
          <draw:text-box>
            <text:p text:style-name="P1"><text:span text:style-name="T2"><text:s/></text:span></text:p>
          </draw:text-box>
        </draw:frame>
        <draw:frame draw:style-name="gr3" draw:text-style-name="P2" draw:layer="layout" svg:width="0.388cm" svg:height="0.395cm" svg:x="3.001cm" svg:y="3.37cm">
          <draw:text-box>
            <text:p text:style-name="P1"><text:span text:style-name="T2"><text:s/></text:span></text:p>
          </draw:text-box>
        </draw:frame>
        <draw:polygon draw:style-name="gr4" draw:text-style-name="P3" draw:layer="layout" svg:width="0.017cm" svg:height="0.017cm" svg:x="2.027cm" svg:y="4.085cm" svg:viewBox="0 0 18 18" draw:points="0,18 18,18 18,0 0,0">
          <text:p/>
        </draw:polygon>
        <draw:polygon draw:style-name="gr4" draw:text-style-name="P3" draw:layer="layout" svg:width="0.017cm" svg:height="0.017cm" svg:x="2.027cm" svg:y="4.085cm" svg:viewBox="0 0 18 18" draw:points="0,18 18,18 18,0 0,0">
          <text:p/>
        </draw:polygon>
        <draw:polygon draw:style-name="gr4" draw:text-style-name="P3" draw:layer="layout" svg:width="16.929cm" svg:height="0.017cm" svg:x="2.044cm" svg:y="4.085cm" svg:viewBox="0 0 16930 18" draw:points="0,18 16930,18 16930,0 0,0">
          <text:p/>
        </draw:polygon>
        <draw:polygon draw:style-name="gr4" draw:text-style-name="P3" draw:layer="layout" svg:width="0.017cm" svg:height="0.017cm" svg:x="18.973cm" svg:y="4.085cm" svg:viewBox="0 0 18 18" draw:points="0,18 18,18 18,0 0,0">
          <text:p/>
        </draw:polygon>
        <draw:polygon draw:style-name="gr4" draw:text-style-name="P3" draw:layer="layout" svg:width="0.017cm" svg:height="0.017cm" svg:x="18.973cm" svg:y="4.085cm" svg:viewBox="0 0 18 18" draw:points="0,18 18,18 18,0 0,0">
          <text:p/>
        </draw:polygon>
        <draw:polygon draw:style-name="gr4" draw:text-style-name="P3" draw:layer="layout" svg:width="0.017cm" svg:height="0.749cm" svg:x="2.027cm" svg:y="4.102cm" svg:viewBox="0 0 18 750" draw:points="0,750 18,750 18,0 0,0">
          <text:p/>
        </draw:polygon>
        <draw:polygon draw:style-name="gr4" draw:text-style-name="P3" draw:layer="layout" svg:width="0.017cm" svg:height="0.749cm" svg:x="18.973cm" svg:y="4.102cm" svg:viewBox="0 0 18 750" draw:points="0,750 18,750 18,0 0,0">
          <text:p/>
        </draw:polygon>
        <draw:frame draw:style-name="gr5" draw:text-style-name="P4" draw:layer="layout" svg:width="5.874cm" svg:height="0.352cm" svg:x="2.227cm" svg:y="4.173cm">
          <draw:text-box>
            <text:p text:style-name="P1"><text:span text:style-name="T3">FACULDADE DE TECNOLOGIA SENAC RIO </text:span></text:p>
          </draw:text-box>
        </draw:frame>
        <draw:frame draw:style-name="gr6" draw:text-style-name="P4" draw:layer="layout" svg:width="0.993cm" svg:height="0.352cm" svg:x="2.227cm" svg:y="4.939cm">
          <draw:text-box>
            <text:p text:style-name="P1"><text:span text:style-name="T3">Curso: </text:span></text:p>
          </draw:text-box>
        </draw:frame>
        <draw:frame draw:style-name="gr7" draw:text-style-name="P4" draw:layer="layout" svg:width="7.046cm" svg:height="0.412cm" svg:x="3.238cm" svg:y="4.877cm">
          <draw:text-box>
            <text:p text:style-name="P1"><text:span text:style-name="T4">Análise e Desenvolvimento de Sistemas</text:span></text:p>
          </draw:text-box>
        </draw:frame>
        <draw:frame draw:style-name="gr8" draw:text-style-name="P4" draw:layer="layout" svg:width="0.35cm" svg:height="0.352cm" svg:x="8.894cm" svg:y="4.939cm">
          <draw:text-box>
            <text:p text:style-name="P1"><text:span text:style-name="T3"><text:s/></text:span></text:p>
          </draw:text-box>
        </draw:frame>
        <draw:polygon draw:style-name="gr4" draw:text-style-name="P3" draw:layer="layout" svg:width="0.017cm" svg:height="0.017cm" svg:x="2.027cm" svg:y="4.851cm" svg:viewBox="0 0 18 18" draw:points="0,18 18,18 18,0 0,0">
          <text:p/>
        </draw:polygon>
        <draw:polygon draw:style-name="gr4" draw:text-style-name="P3" draw:layer="layout" svg:width="10.651cm" svg:height="0.017cm" svg:x="2.044cm" svg:y="4.851cm" svg:viewBox="0 0 10652 18" draw:points="0,18 10652,18 10652,0 0,0">
          <text:p/>
        </draw:polygon>
        <draw:polygon draw:style-name="gr4" draw:text-style-name="P3" draw:layer="layout" svg:width="0.018cm" svg:height="0.017cm" svg:x="12.695cm" svg:y="4.851cm" svg:viewBox="0 0 19 18" draw:points="0,18 19,18 19,0 0,0">
          <text:p/>
        </draw:polygon>
        <draw:polygon draw:style-name="gr4" draw:text-style-name="P3" draw:layer="layout" svg:width="6.261cm" svg:height="0.017cm" svg:x="12.712cm" svg:y="4.851cm" svg:viewBox="0 0 6262 18" draw:points="0,18 6262,18 6262,0 0,0">
          <text:p/>
        </draw:polygon>
        <draw:polygon draw:style-name="gr4" draw:text-style-name="P3" draw:layer="layout" svg:width="0.017cm" svg:height="0.017cm" svg:x="18.973cm" svg:y="4.851cm" svg:viewBox="0 0 18 18" draw:points="0,18 18,18 18,0 0,0">
          <text:p/>
        </draw:polygon>
        <draw:polygon draw:style-name="gr4" draw:text-style-name="P3" draw:layer="layout" svg:width="0.017cm" svg:height="0.745cm" svg:x="2.027cm" svg:y="4.868cm" svg:viewBox="0 0 18 746" draw:points="0,746 18,746 18,0 0,0">
          <text:p/>
        </draw:polygon>
        <draw:polygon draw:style-name="gr4" draw:text-style-name="P3" draw:layer="layout" svg:width="0.018cm" svg:height="0.745cm" svg:x="12.695cm" svg:y="4.868cm" svg:viewBox="0 0 19 746" draw:points="0,746 19,746 19,0 0,0">
          <text:p/>
        </draw:polygon>
        <draw:polygon draw:style-name="gr4" draw:text-style-name="P3" draw:layer="layout" svg:width="0.017cm" svg:height="0.745cm" svg:x="18.973cm" svg:y="4.868cm" svg:viewBox="0 0 18 746" draw:points="0,746 18,746 18,0 0,0">
          <text:p/>
        </draw:polygon>
        <draw:frame draw:style-name="gr9" draw:text-style-name="P4" draw:layer="layout" svg:width="3.444cm" svg:height="0.352cm" svg:x="12.89cm" svg:y="4.939cm">
          <draw:text-box>
            <text:p text:style-name="P1"><text:span text:style-name="T3">Semestre letivo: 2021.2 </text:span></text:p>
          </draw:text-box>
        </draw:frame>
        <draw:frame draw:style-name="gr10" draw:text-style-name="P4" draw:layer="layout" svg:width="2.868cm" svg:height="0.352cm" svg:x="2.227cm" svg:y="5.705cm">
          <draw:text-box>
            <text:p text:style-name="P1"><text:span text:style-name="T3">Unidade Curricular: </text:span></text:p>
          </draw:text-box>
        </draw:frame>
        <draw:frame draw:style-name="gr11" draw:text-style-name="P4" draw:layer="layout" svg:width="4.57cm" svg:height="0.412cm" svg:x="5.16cm" svg:y="5.643cm">
          <draw:text-box>
            <text:p text:style-name="P1"><text:span text:style-name="T4">Engenharia de Software 1</text:span></text:p>
          </draw:text-box>
        </draw:frame>
        <draw:frame draw:style-name="gr8" draw:text-style-name="P4" draw:layer="layout" svg:width="0.35cm" svg:height="0.352cm" svg:x="8.843cm" svg:y="5.705cm">
          <draw:text-box>
            <text:p text:style-name="P1"><text:span text:style-name="T3"><text:s/></text:span></text:p>
          </draw:text-box>
        </draw:frame>
        <draw:frame draw:style-name="gr12" draw:text-style-name="P4" draw:layer="layout" svg:width="1.221cm" svg:height="0.352cm" svg:x="12.89cm" svg:y="5.705cm">
          <draw:text-box>
            <text:p text:style-name="P1"><text:span text:style-name="T3">Módulo:</text:span></text:p>
          </draw:text-box>
        </draw:frame>
        <draw:frame draw:style-name="gr13" draw:text-style-name="P4" draw:layer="layout" svg:width="1.729cm" svg:height="0.412cm" svg:x="14.144cm" svg:y="5.643cm">
          <draw:text-box>
            <text:p text:style-name="P1"><text:span text:style-name="T4"><text:s/></text:span><text:span text:style-name="T4">Módulo 1</text:span></text:p>
          </draw:text-box>
        </draw:frame>
        <draw:polygon draw:style-name="gr4" draw:text-style-name="P3" draw:layer="layout" svg:width="0.017cm" svg:height="0.017cm" svg:x="2.027cm" svg:y="5.613cm" svg:viewBox="0 0 18 18" draw:points="0,18 18,18 18,0 0,0">
          <text:p/>
        </draw:polygon>
        <draw:polygon draw:style-name="gr4" draw:text-style-name="P3" draw:layer="layout" svg:width="10.651cm" svg:height="0.017cm" svg:x="2.044cm" svg:y="5.613cm" svg:viewBox="0 0 10652 18" draw:points="0,18 10652,18 10652,0 0,0">
          <text:p/>
        </draw:polygon>
        <draw:polygon draw:style-name="gr4" draw:text-style-name="P3" draw:layer="layout" svg:width="0.018cm" svg:height="0.017cm" svg:x="12.695cm" svg:y="5.613cm" svg:viewBox="0 0 19 18" draw:points="0,18 19,18 19,0 0,0">
          <text:p/>
        </draw:polygon>
        <draw:polygon draw:style-name="gr4" draw:text-style-name="P3" draw:layer="layout" svg:width="6.261cm" svg:height="0.017cm" svg:x="12.712cm" svg:y="5.613cm" svg:viewBox="0 0 6262 18" draw:points="0,18 6262,18 6262,0 0,0">
          <text:p/>
        </draw:polygon>
        <draw:polygon draw:style-name="gr4" draw:text-style-name="P3" draw:layer="layout" svg:width="0.017cm" svg:height="0.017cm" svg:x="18.973cm" svg:y="5.613cm" svg:viewBox="0 0 18 18" draw:points="0,18 18,18 18,0 0,0">
          <text:p/>
        </draw:polygon>
        <draw:polygon draw:style-name="gr4" draw:text-style-name="P3" draw:layer="layout" svg:width="0.017cm" svg:height="0.749cm" svg:x="2.027cm" svg:y="5.63cm" svg:viewBox="0 0 18 750" draw:points="0,750 18,750 18,0 0,0">
          <text:p/>
        </draw:polygon>
        <draw:polygon draw:style-name="gr4" draw:text-style-name="P3" draw:layer="layout" svg:width="0.018cm" svg:height="0.749cm" svg:x="12.695cm" svg:y="5.63cm" svg:viewBox="0 0 19 750" draw:points="0,750 19,750 19,0 0,0">
          <text:p/>
        </draw:polygon>
        <draw:polygon draw:style-name="gr4" draw:text-style-name="P3" draw:layer="layout" svg:width="0.017cm" svg:height="0.749cm" svg:x="18.973cm" svg:y="5.63cm" svg:viewBox="0 0 18 750" draw:points="0,750 18,750 18,0 0,0">
          <text:p/>
        </draw:polygon>
        <draw:frame draw:style-name="gr8" draw:text-style-name="P4" draw:layer="layout" svg:width="0.35cm" svg:height="0.352cm" svg:x="15.604cm" svg:y="5.705cm">
          <draw:text-box>
            <text:p text:style-name="P1"><text:span text:style-name="T3"><text:s/></text:span></text:p>
          </draw:text-box>
        </draw:frame>
        <draw:frame draw:style-name="gr14" draw:text-style-name="P4" draw:layer="layout" svg:width="5.209cm" svg:height="0.352cm" svg:x="2.227cm" svg:y="6.467cm">
          <draw:text-box>
            <text:p text:style-name="P1"><text:span text:style-name="T3">Professor: Filipe Ancelmo Saramago </text:span></text:p>
          </draw:text-box>
        </draw:frame>
        <draw:polygon draw:style-name="gr4" draw:text-style-name="P3" draw:layer="layout" svg:width="0.017cm" svg:height="0.017cm" svg:x="2.027cm" svg:y="6.379cm" svg:viewBox="0 0 18 18" draw:points="0,18 18,18 18,0 0,0">
          <text:p/>
        </draw:polygon>
        <draw:polygon draw:style-name="gr4" draw:text-style-name="P3" draw:layer="layout" svg:width="10.651cm" svg:height="0.017cm" svg:x="2.044cm" svg:y="6.379cm" svg:viewBox="0 0 10652 18" draw:points="0,18 10652,18 10652,0 0,0">
          <text:p/>
        </draw:polygon>
        <draw:polygon draw:style-name="gr4" draw:text-style-name="P3" draw:layer="layout" svg:width="0.018cm" svg:height="0.017cm" svg:x="12.695cm" svg:y="6.379cm" svg:viewBox="0 0 19 18" draw:points="0,18 19,18 19,0 0,0">
          <text:p/>
        </draw:polygon>
        <draw:polygon draw:style-name="gr4" draw:text-style-name="P3" draw:layer="layout" svg:width="6.261cm" svg:height="0.017cm" svg:x="12.712cm" svg:y="6.379cm" svg:viewBox="0 0 6262 18" draw:points="0,18 6262,18 6262,0 0,0">
          <text:p/>
        </draw:polygon>
        <draw:polygon draw:style-name="gr4" draw:text-style-name="P3" draw:layer="layout" svg:width="0.017cm" svg:height="0.017cm" svg:x="18.973cm" svg:y="6.379cm" svg:viewBox="0 0 18 18" draw:points="0,18 18,18 18,0 0,0">
          <text:p/>
        </draw:polygon>
        <draw:polygon draw:style-name="gr4" draw:text-style-name="P3" draw:layer="layout" svg:width="0.017cm" svg:height="0.749cm" svg:x="2.027cm" svg:y="6.396cm" svg:viewBox="0 0 18 750" draw:points="0,750 18,750 18,0 0,0">
          <text:p/>
        </draw:polygon>
        <draw:polygon draw:style-name="gr4" draw:text-style-name="P3" draw:layer="layout" svg:width="0.018cm" svg:height="0.749cm" svg:x="12.695cm" svg:y="6.396cm" svg:viewBox="0 0 19 750" draw:points="0,750 19,750 19,0 0,0">
          <text:p/>
        </draw:polygon>
        <draw:polygon draw:style-name="gr4" draw:text-style-name="P3" draw:layer="layout" svg:width="0.017cm" svg:height="0.749cm" svg:x="18.973cm" svg:y="6.396cm" svg:viewBox="0 0 18 750" draw:points="0,750 18,750 18,0 0,0">
          <text:p/>
        </draw:polygon>
        <draw:frame draw:style-name="gr15" draw:text-style-name="P4" draw:layer="layout" svg:width="2.529cm" svg:height="0.352cm" svg:x="12.89cm" svg:y="6.467cm">
          <draw:text-box>
            <text:p text:style-name="P1"><text:span text:style-name="T3">Data: 24.10.2021 </text:span></text:p>
          </draw:text-box>
        </draw:frame>
        <draw:frame draw:style-name="gr16" draw:text-style-name="P4" draw:layer="layout" svg:width="4.823cm" svg:height="0.425cm" svg:x="2.227cm" svg:y="7.234cm">
          <draw:text-box>
            <text:p text:style-name="P1"><text:span text:style-name="T3">Aluno: <text:s/></text:span><text:span text:style-name="T5">Daniel Abreu Dantas </text:span></text:p>
          </draw:text-box>
        </draw:frame>
        <draw:polygon draw:style-name="gr4" draw:text-style-name="P3" draw:layer="layout" svg:width="0.017cm" svg:height="0.017cm" svg:x="2.027cm" svg:y="7.145cm" svg:viewBox="0 0 18 18" draw:points="0,18 18,18 18,0 0,0">
          <text:p/>
        </draw:polygon>
        <draw:polygon draw:style-name="gr4" draw:text-style-name="P3" draw:layer="layout" svg:width="10.651cm" svg:height="0.017cm" svg:x="2.044cm" svg:y="7.145cm" svg:viewBox="0 0 10652 18" draw:points="0,18 10652,18 10652,0 0,0">
          <text:p/>
        </draw:polygon>
        <draw:polygon draw:style-name="gr4" draw:text-style-name="P3" draw:layer="layout" svg:width="0.018cm" svg:height="0.017cm" svg:x="12.695cm" svg:y="7.145cm" svg:viewBox="0 0 19 18" draw:points="0,18 19,18 19,0 0,0">
          <text:p/>
        </draw:polygon>
        <draw:polygon draw:style-name="gr4" draw:text-style-name="P3" draw:layer="layout" svg:width="0.127cm" svg:height="0.017cm" svg:x="12.712cm" svg:y="7.145cm" svg:viewBox="0 0 128 18" draw:points="0,18 128,18 128,0 0,0">
          <text:p/>
        </draw:polygon>
        <draw:polygon draw:style-name="gr4" draw:text-style-name="P3" draw:layer="layout" svg:width="0.018cm" svg:height="0.017cm" svg:x="12.839cm" svg:y="7.145cm" svg:viewBox="0 0 19 18" draw:points="0,18 19,18 19,0 0,0">
          <text:p/>
        </draw:polygon>
        <draw:polygon draw:style-name="gr4" draw:text-style-name="P3" draw:layer="layout" svg:width="6.117cm" svg:height="0.017cm" svg:x="12.856cm" svg:y="7.145cm" svg:viewBox="0 0 6118 18" draw:points="0,18 6118,18 6118,0 0,0">
          <text:p/>
        </draw:polygon>
        <draw:polygon draw:style-name="gr4" draw:text-style-name="P3" draw:layer="layout" svg:width="0.017cm" svg:height="0.017cm" svg:x="18.973cm" svg:y="7.145cm" svg:viewBox="0 0 18 18" draw:points="0,18 18,18 18,0 0,0">
          <text:p/>
        </draw:polygon>
        <draw:polygon draw:style-name="gr4" draw:text-style-name="P3" draw:layer="layout" svg:width="0.017cm" svg:height="0.745cm" svg:x="2.027cm" svg:y="7.162cm" svg:viewBox="0 0 18 746" draw:points="0,746 18,746 18,0 0,0">
          <text:p/>
        </draw:polygon>
        <draw:polygon draw:style-name="gr4" draw:text-style-name="P3" draw:layer="layout" svg:width="0.017cm" svg:height="0.017cm" svg:x="2.027cm" svg:y="7.907cm" svg:viewBox="0 0 18 18" draw:points="0,18 18,18 18,0 0,0">
          <text:p/>
        </draw:polygon>
        <draw:polygon draw:style-name="gr4" draw:text-style-name="P3" draw:layer="layout" svg:width="0.017cm" svg:height="0.017cm" svg:x="2.027cm" svg:y="7.907cm" svg:viewBox="0 0 18 18" draw:points="0,18 18,18 18,0 0,0">
          <text:p/>
        </draw:polygon>
        <draw:polygon draw:style-name="gr4" draw:text-style-name="P3" draw:layer="layout" svg:width="10.795cm" svg:height="0.017cm" svg:x="2.044cm" svg:y="7.907cm" svg:viewBox="0 0 10796 18" draw:points="0,18 10796,18 10796,0 0,0">
          <text:p/>
        </draw:polygon>
        <draw:polygon draw:style-name="gr4" draw:text-style-name="P3" draw:layer="layout" svg:width="0.018cm" svg:height="0.745cm" svg:x="12.839cm" svg:y="7.162cm" svg:viewBox="0 0 19 746" draw:points="0,746 19,746 19,0 0,0">
          <text:p/>
        </draw:polygon>
        <draw:polygon draw:style-name="gr4" draw:text-style-name="P3" draw:layer="layout" svg:width="0.018cm" svg:height="0.017cm" svg:x="12.839cm" svg:y="7.907cm" svg:viewBox="0 0 19 18" draw:points="0,18 19,18 19,0 0,0">
          <text:p/>
        </draw:polygon>
        <draw:polygon draw:style-name="gr4" draw:text-style-name="P3" draw:layer="layout" svg:width="6.117cm" svg:height="0.017cm" svg:x="12.856cm" svg:y="7.907cm" svg:viewBox="0 0 6118 18" draw:points="0,18 6118,18 6118,0 0,0">
          <text:p/>
        </draw:polygon>
        <draw:polygon draw:style-name="gr4" draw:text-style-name="P3" draw:layer="layout" svg:width="0.017cm" svg:height="0.745cm" svg:x="18.973cm" svg:y="7.162cm" svg:viewBox="0 0 18 746" draw:points="0,746 18,746 18,0 0,0">
          <text:p/>
        </draw:polygon>
        <draw:polygon draw:style-name="gr4" draw:text-style-name="P3" draw:layer="layout" svg:width="0.017cm" svg:height="0.017cm" svg:x="18.973cm" svg:y="7.907cm" svg:viewBox="0 0 18 18" draw:points="0,18 18,18 18,0 0,0">
          <text:p/>
        </draw:polygon>
        <draw:polygon draw:style-name="gr4" draw:text-style-name="P3" draw:layer="layout" svg:width="0.017cm" svg:height="0.017cm" svg:x="18.973cm" svg:y="7.907cm" svg:viewBox="0 0 18 18" draw:points="0,18 18,18 18,0 0,0">
          <text:p/>
        </draw:polygon>
        <draw:frame draw:style-name="gr17" draw:text-style-name="P4" draw:layer="layout" svg:width="1.522cm" svg:height="0.352cm" svg:x="13.039cm" svg:y="7.234cm">
          <draw:text-box>
            <text:p text:style-name="P1"><text:span text:style-name="T3">Conceito: <text:s/></text:span></text:p>
          </draw:text-box>
        </draw:frame>
        <draw:frame draw:style-name="gr3" draw:text-style-name="P2" draw:layer="layout" svg:width="0.388cm" svg:height="0.395cm" svg:x="3.001cm" svg:y="8.001cm">
          <draw:text-box>
            <text:p text:style-name="P1"><text:span text:style-name="T2"><text:s/></text:span></text:p>
          </draw:text-box>
        </draw:frame>
        <draw:frame draw:style-name="gr18" draw:text-style-name="P4" draw:layer="layout" svg:width="11.898cm" svg:height="0.395cm" svg:x="3.001cm" svg:y="8.733cm">
          <draw:text-box>
            <text:p text:style-name="P1"><text:span text:style-name="T6">ESTE TRABALHO DEVE SER FEITO EM GRUPOS DE ATÉ 3 PESSOAS. </text:span></text:p>
          </draw:text-box>
        </draw:frame>
        <draw:frame draw:style-name="gr19" draw:text-style-name="P4" draw:layer="layout" svg:width="14.658cm" svg:height="0.395cm" svg:x="3.001cm" svg:y="9.139cm">
          <draw:text-box>
            <text:p text:style-name="P1"><text:span text:style-name="T6">O ARQUIVO COM AS RESPOSTAS DEVE CONTER O NOME DOS INTEGRANTES E SER </text:span></text:p>
          </draw:text-box>
        </draw:frame>
        <draw:frame draw:style-name="gr20" draw:text-style-name="P4" draw:layer="layout" svg:width="3.406cm" svg:height="0.395cm" svg:x="3.001cm" svg:y="9.541cm">
          <draw:text-box>
            <text:p text:style-name="P1"><text:span text:style-name="T6">NO FORMATO .PDF </text:span></text:p>
          </draw:text-box>
        </draw:frame>
        <draw:frame draw:style-name="gr21" draw:text-style-name="P4" draw:layer="layout" svg:width="0.35cm" svg:height="0.395cm" svg:x="3.001cm" svg:y="9.948cm">
          <draw:text-box>
            <text:p text:style-name="P1"><text:span text:style-name="T7"><text:s/></text:span></text:p>
          </draw:text-box>
        </draw:frame>
        <draw:frame draw:style-name="gr22" draw:text-style-name="P4" draw:layer="layout" svg:width="15.323cm" svg:height="0.395cm" svg:x="3.001cm" svg:y="10.668cm">
          <draw:text-box>
            <text:p text:style-name="P1"><text:span text:style-name="T7">Questão 1) </text:span><text:span text:style-name="T6">Indique 3 diferenças entre as Metodologias Ágeis e Metodologias Tradicionais ( </text:span></text:p>
          </draw:text-box>
        </draw:frame>
        <draw:frame draw:style-name="gr23" draw:text-style-name="P4" draw:layer="layout" svg:width="1.996cm" svg:height="0.395cm" svg:x="3.001cm" svg:y="11.108cm">
          <draw:text-box>
            <text:p text:style-name="P1"><text:span text:style-name="T6">como RUP) </text:span></text:p>
          </draw:text-box>
        </draw:frame>
        <draw:frame draw:style-name="gr21" draw:text-style-name="P4" draw:layer="layout" svg:width="0.35cm" svg:height="0.395cm" svg:x="3.001cm" svg:y="11.827cm">
          <draw:text-box>
            <text:p text:style-name="P1"><text:span text:style-name="T7"><text:s/></text:span></text:p>
          </draw:text-box>
        </draw:frame>
        <draw:frame draw:style-name="gr24" draw:text-style-name="P4" draw:layer="layout" svg:width="15.107cm" svg:height="0.395cm" svg:x="3.001cm" svg:y="12.547cm">
          <draw:text-box>
            <text:p text:style-name="P1"><text:span text:style-name="T7">Questão 2) </text:span><text:span text:style-name="T6">Sobre a disciplina de Requisitos, leia o levantamento de requisitos do sistema </text:span></text:p>
          </draw:text-box>
        </draw:frame>
        <draw:frame draw:style-name="gr25" draw:text-style-name="P4" draw:layer="layout" svg:width="14.539cm" svg:height="0.395cm" svg:x="3.001cm" svg:y="12.983cm">
          <draw:text-box>
            <text:p text:style-name="P1"><text:span text:style-name="T6">abaixo </text:span><text:span text:style-name="T7">parte 1</text:span><text:span text:style-name="T6"> e crie um documento de visão baseado no template descrito na </text:span><text:span text:style-name="T7">parte 2:</text:span><text:span text:style-name="T6"> </text:span></text:p>
          </draw:text-box>
        </draw:frame>
        <draw:frame draw:style-name="gr26" draw:text-style-name="P2" draw:layer="layout" svg:width="6.2cm" svg:height="0.395cm" svg:x="3.001cm" svg:y="13.771cm">
          <draw:text-box>
            <text:p text:style-name="P1"><text:span text:style-name="T2">Parte 1 (Levantamento de Requisitos): </text:span></text:p>
          </draw:text-box>
        </draw:frame>
        <draw:frame draw:style-name="gr27" draw:text-style-name="P2" draw:layer="layout" svg:width="6.166cm" svg:height="0.442cm" svg:x="7.459cm" svg:y="14.515cm">
          <draw:text-box>
            <text:p text:style-name="P1"><text:span text:style-name="T8">SISTEMA DE ENTREGA ON-LINE</text:span></text:p>
          </draw:text-box>
        </draw:frame>
        <draw:frame draw:style-name="gr28" draw:text-style-name="P5" draw:layer="layout" svg:width="0.422cm" svg:height="0.471cm" svg:x="13.542cm" svg:y="14.49cm">
          <draw:text-box>
            <text:p text:style-name="P1"><text:span text:style-name="T9"><text:s/></text:span></text:p>
          </draw:text-box>
        </draw:frame>
        <draw:frame draw:style-name="gr29" draw:text-style-name="P2" draw:layer="layout" svg:width="0.388cm" svg:height="0.442cm" svg:x="10.448cm" svg:y="14.964cm">
          <draw:text-box>
            <text:p text:style-name="P1"><text:span text:style-name="T10"><text:s/></text:span></text:p>
          </draw:text-box>
        </draw:frame>
        <draw:frame draw:style-name="gr28" draw:text-style-name="P5" draw:layer="layout" svg:width="0.422cm" svg:height="0.471cm" svg:x="10.554cm" svg:y="14.939cm">
          <draw:text-box>
            <text:p text:style-name="P1"><text:span text:style-name="T9"><text:s/></text:span></text:p>
          </draw:text-box>
        </draw:frame>
        <draw:frame draw:style-name="gr30" draw:text-style-name="P2" draw:layer="layout" svg:width="15.898cm" svg:height="0.442cm" svg:x="3.2cm" svg:y="15.408cm">
          <draw:text-box>
            <text:p text:style-name="P1"><text:span text:style-name="T10">O supermercado Novo Mundo, devido a pandemia, necessitou habilitar a entrega de </text:span></text:p>
          </draw:text-box>
        </draw:frame>
        <draw:frame draw:style-name="gr31" draw:text-style-name="P2" draw:layer="layout" svg:width="13.841cm" svg:height="0.442cm" svg:x="3.2cm" svg:y="15.853cm">
          <draw:text-box>
            <text:p text:style-name="P1"><text:span text:style-name="T10">produtos via delivery para seus cliente. O processo via Whatsapp gerava </text:span></text:p>
          </draw:text-box>
        </draw:frame>
        <draw:frame draw:style-name="gr32" draw:text-style-name="P2" draw:layer="layout" svg:width="15.335cm" svg:height="0.442cm" svg:x="3.2cm" svg:y="16.301cm">
          <draw:text-box>
            <text:p text:style-name="P1"><text:span text:style-name="T10">dificuldades de gestão bem como de controle de pagamento de forma adequada, </text:span></text:p>
          </draw:text-box>
        </draw:frame>
        <draw:frame draw:style-name="gr33" draw:text-style-name="P2" draw:layer="layout" svg:width="5.802cm" svg:height="0.442cm" svg:x="3.2cm" svg:y="16.746cm">
          <draw:text-box>
            <text:p text:style-name="P1"><text:span text:style-name="T10">gerando devoluções e atrasos.</text:span></text:p>
          </draw:text-box>
        </draw:frame>
        <draw:frame draw:style-name="gr28" draw:text-style-name="P5" draw:layer="layout" svg:width="0.422cm" svg:height="0.471cm" svg:x="8.509cm" svg:y="16.721cm">
          <draw:text-box>
            <text:p text:style-name="P1"><text:span text:style-name="T9"><text:s/></text:span></text:p>
          </draw:text-box>
        </draw:frame>
        <draw:frame draw:style-name="gr28" draw:text-style-name="P5" draw:layer="layout" svg:width="0.422cm" svg:height="0.471cm" svg:x="3.2cm" svg:y="17.2cm">
          <draw:text-box>
            <text:p text:style-name="P1"><text:span text:style-name="T9"><text:s/></text:span></text:p>
          </draw:text-box>
        </draw:frame>
        <draw:frame draw:style-name="gr34" draw:text-style-name="P2" draw:layer="layout" svg:width="14.243cm" svg:height="0.442cm" svg:x="3.2cm" svg:y="17.682cm">
          <draw:text-box>
            <text:p text:style-name="P1"><text:span text:style-name="T10">Depois de analisar a necessidade do cliente foram levantadas as seguintes </text:span></text:p>
          </draw:text-box>
        </draw:frame>
        <draw:frame draw:style-name="gr35" draw:text-style-name="P2" draw:layer="layout" svg:width="15.623cm" svg:height="0.442cm" svg:x="3.2cm" svg:y="18.126cm">
          <draw:text-box>
            <text:p text:style-name="P1"><text:span text:style-name="T10">necessidades que deveriam ser implantadas em um novo sistema de software que </text:span></text:p>
          </draw:text-box>
        </draw:frame>
        <draw:frame draw:style-name="gr36" draw:text-style-name="P2" draw:layer="layout" svg:width="15.2cm" svg:height="0.442cm" svg:x="3.2cm" svg:y="18.571cm">
          <draw:text-box>
            <text:p text:style-name="P1"><text:span text:style-name="T10">terá a função de registrar e o gerenciar o pedido e a entrega das compras de um </text:span></text:p>
          </draw:text-box>
        </draw:frame>
        <draw:frame draw:style-name="gr37" draw:text-style-name="P2" draw:layer="layout" svg:width="1.365cm" svg:height="0.442cm" svg:x="3.2cm" svg:y="19.019cm">
          <draw:text-box>
            <text:p text:style-name="P1"><text:span text:style-name="T10">cliente.</text:span></text:p>
          </draw:text-box>
        </draw:frame>
        <draw:frame draw:style-name="gr28" draw:text-style-name="P5" draw:layer="layout" svg:width="0.422cm" svg:height="0.471cm" svg:x="4.428cm" svg:y="18.995cm">
          <draw:text-box>
            <text:p text:style-name="P1"><text:span text:style-name="T9"><text:s/></text:span></text:p>
          </draw:text-box>
        </draw:frame>
        <draw:frame draw:style-name="gr28" draw:text-style-name="P5" draw:layer="layout" svg:width="0.422cm" svg:height="0.471cm" svg:x="3.2cm" svg:y="19.469cm">
          <draw:text-box>
            <text:p text:style-name="P1"><text:span text:style-name="T9"><text:s/></text:span></text:p>
          </draw:text-box>
        </draw:frame>
        <draw:frame draw:style-name="gr38" draw:text-style-name="P2" draw:layer="layout" svg:width="14.742cm" svg:height="0.442cm" svg:x="3.2cm" svg:y="19.951cm">
          <draw:text-box>
            <text:p text:style-name="P1"><text:span text:style-name="T10">O sistema deve permitir via site o cadastramento do cliente, neste processo o </text:span></text:p>
          </draw:text-box>
        </draw:frame>
        <draw:frame draw:style-name="gr39" draw:text-style-name="P2" draw:layer="layout" svg:width="15.001cm" svg:height="0.442cm" svg:x="3.2cm" svg:y="20.399cm">
          <draw:text-box>
            <text:p text:style-name="P1"><text:span text:style-name="T10">cadastramento do e-mail, telefone celular e endereço serão obrigatórios. Como </text:span></text:p>
          </draw:text-box>
        </draw:frame>
        <draw:frame draw:style-name="gr40" draw:text-style-name="P2" draw:layer="layout" svg:width="15.551cm" svg:height="0.442cm" svg:x="3.2cm" svg:y="20.844cm">
          <draw:text-box>
            <text:p text:style-name="P1"><text:span text:style-name="T10">primeira informação deste cadastramento o sistema deverá pedir para o usuário o </text:span></text:p>
          </draw:text-box>
        </draw:frame>
        <draw:frame draw:style-name="gr41" draw:text-style-name="P2" draw:layer="layout" svg:width="15.284cm" svg:height="0.442cm" svg:x="3.2cm" svg:y="21.288cm">
          <draw:text-box>
            <text:p text:style-name="P1"><text:span text:style-name="T10">CEP da entrega. De posse do CEP o sistema indicará a data provável de entrega, </text:span></text:p>
          </draw:text-box>
        </draw:frame>
        <draw:frame draw:style-name="gr42" draw:text-style-name="P2" draw:layer="layout" svg:width="15.716cm" svg:height="0.442cm" svg:x="3.2cm" svg:y="21.737cm">
          <draw:text-box>
            <text:p text:style-name="P1"><text:span text:style-name="T10">ou a indicação de que o local não é ainda atendido pelo nosso sistema de delivery. </text:span></text:p>
          </draw:text-box>
        </draw:frame>
        <draw:frame draw:style-name="gr43" draw:text-style-name="P2" draw:layer="layout" svg:width="15.754cm" svg:height="0.442cm" svg:x="3.2cm" svg:y="22.182cm">
          <draw:text-box>
            <text:p text:style-name="P1"><text:span text:style-name="T10">Não caso de não atendermos a região o cadastro dos demais campos não deve ser </text:span></text:p>
          </draw:text-box>
        </draw:frame>
        <draw:frame draw:style-name="gr44" draw:text-style-name="P2" draw:layer="layout" svg:width="2.241cm" svg:height="0.442cm" svg:x="3.2cm" svg:y="22.63cm">
          <draw:text-box>
            <text:p text:style-name="P1"><text:span text:style-name="T10">preenchido.</text:span></text:p>
          </draw:text-box>
        </draw:frame>
        <draw:frame draw:style-name="gr28" draw:text-style-name="P5" draw:layer="layout" svg:width="0.422cm" svg:height="0.471cm" svg:x="5.228cm" svg:y="22.606cm">
          <draw:text-box>
            <text:p text:style-name="P1"><text:span text:style-name="T9"><text:s/></text:span></text:p>
          </draw:text-box>
        </draw:frame>
        <draw:frame draw:style-name="gr28" draw:text-style-name="P5" draw:layer="layout" svg:width="0.422cm" svg:height="0.471cm" svg:x="3.2cm" svg:y="23.08cm">
          <draw:text-box>
            <text:p text:style-name="P1"><text:span text:style-name="T9"><text:s/></text:span></text:p>
          </draw:text-box>
        </draw:frame>
        <draw:frame draw:style-name="gr45" draw:text-style-name="P2" draw:layer="layout" svg:width="15.771cm" svg:height="0.442cm" svg:x="3.2cm" svg:y="23.562cm">
          <draw:text-box>
            <text:p text:style-name="P1"><text:span text:style-name="T10">Depois do cadastramento o sistema deverá permitir o login por meio do e-mail e de </text:span></text:p>
          </draw:text-box>
        </draw:frame>
        <draw:frame draw:style-name="gr46" draw:text-style-name="P2" draw:layer="layout" svg:width="14.895cm" svg:height="0.442cm" svg:x="3.2cm" svg:y="24.006cm">
          <draw:text-box>
            <text:p text:style-name="P1"><text:span text:style-name="T10">uma senha pré cadastrada, durante o cadastramento do cliente. Caso o cliente </text:span></text:p>
          </draw:text-box>
        </draw:frame>
        <draw:frame draw:style-name="gr32" draw:text-style-name="P2" draw:layer="layout" svg:width="15.335cm" svg:height="0.442cm" svg:x="3.2cm" svg:y="24.455cm">
          <draw:text-box>
            <text:p text:style-name="P1"><text:span text:style-name="T10">tenha esquecido o sistema deverá permitir a recuperação/alteração da senha por </text:span></text:p>
          </draw:text-box>
        </draw:frame>
        <draw:frame draw:style-name="gr47" draw:text-style-name="P2" draw:layer="layout" svg:width="4.413cm" svg:height="0.442cm" svg:x="3.2cm" svg:y="24.899cm">
          <draw:text-box>
            <text:p text:style-name="P1"><text:span text:style-name="T10">meio de SMS ou e-mail.</text:span></text:p>
          </draw:text-box>
        </draw:frame>
        <draw:frame draw:style-name="gr28" draw:text-style-name="P5" draw:layer="layout" svg:width="0.422cm" svg:height="0.471cm" svg:x="7.341cm" svg:y="24.875cm">
          <draw:text-box>
            <text:p text:style-name="P1"><text:span text:style-name="T9"><text:s/></text:span></text:p>
          </draw:text-box>
        </draw:frame>
        <draw:frame draw:style-name="gr28" draw:text-style-name="P5" draw:layer="layout" svg:width="0.422cm" svg:height="0.471cm" svg:x="3.2cm" svg:y="25.353cm">
          <draw:text-box>
            <text:p text:style-name="P1"><text:span text:style-name="T9"><text:s/></text:span></text:p>
          </draw:text-box>
        </draw:frame>
        <draw:frame draw:style-name="gr48" draw:text-style-name="P2" draw:layer="layout" svg:width="14.273cm" svg:height="0.442cm" svg:x="3.2cm" svg:y="25.835cm">
          <draw:text-box>
            <text:p text:style-name="P1"><text:span text:style-name="T10">O cliente deve poder incluir no seu carrinho de compras todos os produtos </text:span></text:p>
          </draw:text-box>
        </draw:frame>
        <draw:polygon draw:style-name="gr4" draw:text-style-name="P3" draw:layer="layout" svg:width="0.017cm" svg:height="0.017cm" svg:x="3.001cm" svg:y="14.486cm" svg:viewBox="0 0 18 18" draw:points="0,18 18,18 18,0 0,0">
          <text:p/>
        </draw:polygon>
        <draw:polygon draw:style-name="gr4" draw:text-style-name="P3" draw:layer="layout" svg:width="0.017cm" svg:height="0.017cm" svg:x="3.001cm" svg:y="14.486cm" svg:viewBox="0 0 18 18" draw:points="0,18 18,18 18,0 0,0">
          <text:p/>
        </draw:polygon>
        <draw:polygon draw:style-name="gr4" draw:text-style-name="P3" draw:layer="layout" svg:width="16.169cm" svg:height="0.013cm" svg:x="3.018cm" svg:y="14.486cm" svg:viewBox="0 0 16170 14" draw:points="0,14 16170,14 16170,0 0,0">
          <text:p/>
        </draw:polygon>
        <draw:polygon draw:style-name="gr4" draw:text-style-name="P3" draw:layer="layout" svg:width="0.017cm" svg:height="0.017cm" svg:x="17.983cm" svg:y="14.486cm" svg:viewBox="0 0 18 18" draw:points="0,18 18,18 18,0 0,0">
          <text:p/>
        </draw:polygon>
        <draw:polygon draw:style-name="gr4" draw:text-style-name="P3" draw:layer="layout" svg:width="0.017cm" svg:height="0.017cm" svg:x="17.983cm" svg:y="14.486cm" svg:viewBox="0 0 18 18" draw:points="0,18 18,18 18,0 0,0">
          <text:p/>
        </draw:polygon>
        <draw:polygon draw:style-name="gr4" draw:text-style-name="P3" draw:layer="layout" svg:width="0.017cm" svg:height="12.213cm" svg:x="3.001cm" svg:y="14.503cm" svg:viewBox="0 0 18 12214" draw:points="0,12214 18,12214 18,0 0,0">
          <text:p/>
        </draw:polygon>
        <draw:polygon draw:style-name="gr4" draw:text-style-name="P3" draw:layer="layout" svg:width="0.017cm" svg:height="0.017cm" svg:x="3.001cm" svg:y="26.716cm" svg:viewBox="0 0 18 18" draw:points="0,18 18,18 18,0 0,0">
          <text:p/>
        </draw:polygon>
        <draw:polygon draw:style-name="gr4" draw:text-style-name="P3" draw:layer="layout" svg:width="0.017cm" svg:height="0.017cm" svg:x="3.001cm" svg:y="26.716cm" svg:viewBox="0 0 18 18" draw:points="0,18 18,18 18,0 0,0">
          <text:p/>
        </draw:polygon>
        <draw:polygon draw:style-name="gr4" draw:text-style-name="P3" draw:layer="layout" svg:width="16.199cm" svg:height="0cm" svg:x="2.988cm" svg:y="26.7cm" svg:viewBox="0 0 16200 0" draw:points="0,0 16200,0 16200,0">
          <text:p/>
        </draw:polygon>
        <draw:polygon draw:style-name="gr4" draw:text-style-name="P3" draw:layer="layout" svg:width="0cm" svg:height="12.213cm" svg:x="19.188cm" svg:y="14.503cm" svg:viewBox="0 0 0 12214" draw:points="0,12214 0,12214 0,0 0,0">
          <text:p/>
        </draw:polygon>
        <draw:polygon draw:style-name="gr4" draw:text-style-name="P3" draw:layer="layout" svg:width="0.017cm" svg:height="0.017cm" svg:x="17.983cm" svg:y="26.716cm" svg:viewBox="0 0 18 18" draw:points="0,18 18,18 18,0 0,0">
          <text:p/>
        </draw:polygon>
        <draw:polygon draw:style-name="gr4" draw:text-style-name="P3" draw:layer="layout" svg:width="0.017cm" svg:height="0.017cm" svg:x="17.983cm" svg:y="26.716cm" svg:viewBox="0 0 18 18" draw:points="0,18 18,18 18,0 0,0">
          <text:p/>
        </draw:polygon>
        <draw:frame draw:style-name="gr49" draw:text-style-name="P6" draw:layer="layout" svg:width="14.764cm" svg:height="0.442cm" svg:x="3.2cm" svg:y="26.279cm">
          <draw:text-box>
            <text:p text:style-name="P1"><text:span text:style-name="T10">disponíveis no cadastro. Esses produtos estarão organizados em seções (Ex: </text:span></text:p>
          </draw:text-box>
        </draw:frame>
      </draw:page>
      <draw:page draw:name="page2" draw:style-name="dp1" draw:master-page-name="master-page38">
        <draw:frame draw:style-name="gr1" draw:text-style-name="P2" draw:layer="layout" svg:width="13.286cm" svg:height="0.458cm" svg:x="5.237cm" svg:y="1.256cm">
          <draw:text-box>
            <text:p text:style-name="P1"><text:span text:style-name="T1">ADS – ENGENHARIA DE SOFTWARE 1 – FILIPE SARAMAGO – 2.2021 </text:span></text:p>
          </draw:text-box>
        </draw:frame>
        <draw:frame draw:style-name="gr2" draw:text-style-name="P2" draw:layer="layout" svg:width="6.111cm" svg:height="0.458cm" svg:x="8.077cm" svg:y="1.73cm">
          <draw:text-box>
            <text:p text:style-name="P1"><text:span text:style-name="T1">INSTRUMENTO DE AVALIAÇÃO </text:span></text:p>
          </draw:text-box>
        </draw:frame>
        <draw:frame draw:style-name="gr50" draw:text-style-name="P2" draw:layer="layout" svg:width="15.699cm" svg:height="0.442cm" svg:x="3.2cm" svg:y="2.53cm">
          <draw:text-box>
            <text:p text:style-name="P1"><text:span text:style-name="T10">Hortifruti, Limpeza, Padaria etc). Caso precise o cliente pode consultar um produto </text:span></text:p>
          </draw:text-box>
        </draw:frame>
        <draw:frame draw:style-name="gr51" draw:text-style-name="P2" draw:layer="layout" svg:width="4.439cm" svg:height="0.442cm" svg:x="3.2cm" svg:y="2.975cm">
          <draw:text-box>
            <text:p text:style-name="P1"><text:span text:style-name="T10">diretamente pelo nome.</text:span></text:p>
          </draw:text-box>
        </draw:frame>
        <draw:frame draw:style-name="gr28" draw:text-style-name="P5" draw:layer="layout" svg:width="0.422cm" svg:height="0.471cm" svg:x="7.277cm" svg:y="2.95cm">
          <draw:text-box>
            <text:p text:style-name="P1"><text:span text:style-name="T9"><text:s/></text:span></text:p>
          </draw:text-box>
        </draw:frame>
        <draw:frame draw:style-name="gr28" draw:text-style-name="P5" draw:layer="layout" svg:width="0.422cm" svg:height="0.471cm" svg:x="3.2cm" svg:y="3.424cm">
          <draw:text-box>
            <text:p text:style-name="P1"><text:span text:style-name="T9"><text:s/></text:span></text:p>
          </draw:text-box>
        </draw:frame>
        <draw:frame draw:style-name="gr52" draw:text-style-name="P2" draw:layer="layout" svg:width="15.327cm" svg:height="0.442cm" svg:x="3.2cm" svg:y="3.906cm">
          <draw:text-box>
            <text:p text:style-name="P1"><text:span text:style-name="T10">O carrinho de compras deixa todos os produtos registrados até o fechamento da </text:span></text:p>
          </draw:text-box>
        </draw:frame>
        <draw:frame draw:style-name="gr53" draw:text-style-name="P2" draw:layer="layout" svg:width="14.057cm" svg:height="0.442cm" svg:x="3.2cm" svg:y="4.355cm">
          <draw:text-box>
            <text:p text:style-name="P1"><text:span text:style-name="T10">compra. Ao fechar a compra o sistema irá apresentar o resumo dois itens, </text:span></text:p>
          </draw:text-box>
        </draw:frame>
        <draw:frame draw:style-name="gr54" draw:text-style-name="P2" draw:layer="layout" svg:width="14.789cm" svg:height="0.442cm" svg:x="3.2cm" svg:y="4.8cm">
          <draw:text-box>
            <text:p text:style-name="P1"><text:span text:style-name="T10">quantidades e valores cobrados, bem como o valor final, acrescido da taxa de </text:span></text:p>
          </draw:text-box>
        </draw:frame>
        <draw:frame draw:style-name="gr55" draw:text-style-name="P2" draw:layer="layout" svg:width="1.539cm" svg:height="0.442cm" svg:x="3.2cm" svg:y="5.248cm">
          <draw:text-box>
            <text:p text:style-name="P1"><text:span text:style-name="T10">entrega.</text:span></text:p>
          </draw:text-box>
        </draw:frame>
        <draw:frame draw:style-name="gr28" draw:text-style-name="P5" draw:layer="layout" svg:width="0.422cm" svg:height="0.471cm" svg:x="4.623cm" svg:y="5.224cm">
          <draw:text-box>
            <text:p text:style-name="P1"><text:span text:style-name="T9"><text:s/></text:span></text:p>
          </draw:text-box>
        </draw:frame>
        <draw:frame draw:style-name="gr28" draw:text-style-name="P5" draw:layer="layout" svg:width="0.422cm" svg:height="0.471cm" svg:x="3.2cm" svg:y="5.698cm">
          <draw:text-box>
            <text:p text:style-name="P1"><text:span text:style-name="T9"><text:s/></text:span></text:p>
          </draw:text-box>
        </draw:frame>
        <draw:frame draw:style-name="gr56" draw:text-style-name="P2" draw:layer="layout" svg:width="15.619cm" svg:height="0.442cm" svg:x="3.2cm" svg:y="6.18cm">
          <draw:text-box>
            <text:p text:style-name="P1"><text:span text:style-name="T10">Neste momento o cliente poderá escolher, pagamento via cartão ou pagamento na </text:span></text:p>
          </draw:text-box>
        </draw:frame>
        <draw:frame draw:style-name="gr55" draw:text-style-name="P2" draw:layer="layout" svg:width="1.539cm" svg:height="0.442cm" svg:x="3.2cm" svg:y="6.624cm">
          <draw:text-box>
            <text:p text:style-name="P1"><text:span text:style-name="T10">entrega.</text:span></text:p>
          </draw:text-box>
        </draw:frame>
        <draw:frame draw:style-name="gr28" draw:text-style-name="P5" draw:layer="layout" svg:width="0.422cm" svg:height="0.471cm" svg:x="4.623cm" svg:y="6.599cm">
          <draw:text-box>
            <text:p text:style-name="P1"><text:span text:style-name="T9"><text:s/></text:span></text:p>
          </draw:text-box>
        </draw:frame>
        <draw:frame draw:style-name="gr28" draw:text-style-name="P5" draw:layer="layout" svg:width="0.422cm" svg:height="0.471cm" svg:x="3.2cm" svg:y="7.078cm">
          <draw:text-box>
            <text:p text:style-name="P1"><text:span text:style-name="T9"><text:s/></text:span></text:p>
          </draw:text-box>
        </draw:frame>
        <draw:frame draw:style-name="gr57" draw:text-style-name="P2" draw:layer="layout" svg:width="15.399cm" svg:height="0.442cm" svg:x="3.2cm" svg:y="7.56cm">
          <draw:text-box>
            <text:p text:style-name="P1"><text:span text:style-name="T10">Se definir pagamento via cartão será solicitado o número do cartão do cliente e o </text:span></text:p>
          </draw:text-box>
        </draw:frame>
        <draw:frame draw:style-name="gr58" draw:text-style-name="P2" draw:layer="layout" svg:width="15.64cm" svg:height="0.442cm" svg:x="3.2cm" svg:y="8.004cm">
          <draw:text-box>
            <text:p text:style-name="P1"><text:span text:style-name="T10">fechamento da transação será feita junto a operadora do cartão e o pedido só será </text:span></text:p>
          </draw:text-box>
        </draw:frame>
        <draw:frame draw:style-name="gr59" draw:text-style-name="P2" draw:layer="layout" svg:width="10.128cm" svg:height="0.442cm" svg:x="3.2cm" svg:y="8.453cm">
          <draw:text-box>
            <text:p text:style-name="P1"><text:span text:style-name="T10">aprovado em caso de resposta positiva da operadora.</text:span></text:p>
          </draw:text-box>
        </draw:frame>
        <draw:frame draw:style-name="gr28" draw:text-style-name="P5" draw:layer="layout" svg:width="0.422cm" svg:height="0.471cm" svg:x="12.48cm" svg:y="8.428cm">
          <draw:text-box>
            <text:p text:style-name="P1"><text:span text:style-name="T9"><text:s/></text:span></text:p>
          </draw:text-box>
        </draw:frame>
        <draw:frame draw:style-name="gr28" draw:text-style-name="P5" draw:layer="layout" svg:width="0.422cm" svg:height="0.471cm" svg:x="3.2cm" svg:y="8.902cm">
          <draw:text-box>
            <text:p text:style-name="P1"><text:span text:style-name="T9"><text:s/></text:span></text:p>
          </draw:text-box>
        </draw:frame>
        <draw:frame draw:style-name="gr60" draw:text-style-name="P2" draw:layer="layout" svg:width="14.15cm" svg:height="0.442cm" svg:x="3.2cm" svg:y="9.808cm">
          <draw:text-box>
            <text:p text:style-name="P1"><text:span text:style-name="T10">Todas as transações e informações feitas com cartão de crédito devem ter </text:span></text:p>
          </draw:text-box>
        </draw:frame>
        <draw:frame draw:style-name="gr61" draw:text-style-name="P2" draw:layer="layout" svg:width="15.712cm" svg:height="0.442cm" svg:x="3.2cm" svg:y="10.252cm">
          <draw:text-box>
            <text:p text:style-name="P1"><text:span text:style-name="T10">segurança, impedindo a cópia e o acesso a informações dos usuários por pessoas </text:span></text:p>
          </draw:text-box>
        </draw:frame>
        <draw:frame draw:style-name="gr62" draw:text-style-name="P2" draw:layer="layout" svg:width="3.122cm" svg:height="0.442cm" svg:x="3.2cm" svg:y="10.701cm">
          <draw:text-box>
            <text:p text:style-name="P1"><text:span text:style-name="T10">não autorizadas.</text:span></text:p>
          </draw:text-box>
        </draw:frame>
        <draw:frame draw:style-name="gr28" draw:text-style-name="P5" draw:layer="layout" svg:width="0.422cm" svg:height="0.471cm" svg:x="6.071cm" svg:y="10.676cm">
          <draw:text-box>
            <text:p text:style-name="P1"><text:span text:style-name="T9"><text:s/></text:span></text:p>
          </draw:text-box>
        </draw:frame>
        <draw:frame draw:style-name="gr28" draw:text-style-name="P5" draw:layer="layout" svg:width="0.422cm" svg:height="0.471cm" svg:x="3.2cm" svg:y="11.15cm">
          <draw:text-box>
            <text:p text:style-name="P1"><text:span text:style-name="T9"><text:s/></text:span></text:p>
          </draw:text-box>
        </draw:frame>
        <draw:frame draw:style-name="gr63" draw:text-style-name="P2" draw:layer="layout" svg:width="15.225cm" svg:height="0.442cm" svg:x="3.2cm" svg:y="11.632cm">
          <draw:text-box>
            <text:p text:style-name="P1"><text:span text:style-name="T10">O Sistema não será integrado com nenhum sistema existente da empresa, desta </text:span></text:p>
          </draw:text-box>
        </draw:frame>
        <draw:frame draw:style-name="gr64" draw:text-style-name="P2" draw:layer="layout" svg:width="13.049cm" svg:height="0.442cm" svg:x="3.2cm" svg:y="12.081cm">
          <draw:text-box>
            <text:p text:style-name="P1"><text:span text:style-name="T10">forma todos os dados do sistema deverão ser inserido manualmente.</text:span></text:p>
          </draw:text-box>
        </draw:frame>
        <draw:frame draw:style-name="gr28" draw:text-style-name="P5" draw:layer="layout" svg:width="0.422cm" svg:height="0.471cm" svg:x="15.109cm" svg:y="12.056cm">
          <draw:text-box>
            <text:p text:style-name="P1"><text:span text:style-name="T9"><text:s/></text:span></text:p>
          </draw:text-box>
        </draw:frame>
        <draw:frame draw:style-name="gr28" draw:text-style-name="P5" draw:layer="layout" svg:width="0.422cm" svg:height="0.471cm" svg:x="3.2cm" svg:y="12.53cm">
          <draw:text-box>
            <text:p text:style-name="P1"><text:span text:style-name="T9"><text:s/></text:span></text:p>
          </draw:text-box>
        </draw:frame>
        <draw:frame draw:style-name="gr65" draw:text-style-name="P2" draw:layer="layout" svg:width="14.747cm" svg:height="0.442cm" svg:x="3.2cm" svg:y="13.012cm">
          <draw:text-box>
            <text:p text:style-name="P1"><text:span text:style-name="T10">O sistema deve ser igualmente acessível em computadores, dispositivos com </text:span></text:p>
          </draw:text-box>
        </draw:frame>
        <draw:frame draw:style-name="gr66" draw:text-style-name="P2" draw:layer="layout" svg:width="4.544cm" svg:height="0.442cm" svg:x="3.2cm" svg:y="13.457cm">
          <draw:text-box>
            <text:p text:style-name="P1"><text:span text:style-name="T10">sistemas IOS e Android.</text:span></text:p>
          </draw:text-box>
        </draw:frame>
        <draw:frame draw:style-name="gr28" draw:text-style-name="P5" draw:layer="layout" svg:width="0.422cm" svg:height="0.471cm" svg:x="7.125cm" svg:y="13.432cm">
          <draw:text-box>
            <text:p text:style-name="P1"><text:span text:style-name="T9"><text:s/></text:span></text:p>
          </draw:text-box>
        </draw:frame>
        <draw:frame draw:style-name="gr28" draw:text-style-name="P5" draw:layer="layout" svg:width="0.422cm" svg:height="0.471cm" svg:x="3.2cm" svg:y="13.91cm">
          <draw:text-box>
            <text:p text:style-name="P1"><text:span text:style-name="T9"><text:s/></text:span></text:p>
          </draw:text-box>
        </draw:frame>
        <draw:frame draw:style-name="gr67" draw:text-style-name="P2" draw:layer="layout" svg:width="16.072cm" svg:height="0.442cm" svg:x="3.2cm" svg:y="14.392cm">
          <draw:text-box>
            <text:p text:style-name="P1"><text:span text:style-name="T10">Os pedidos ficarão registrados para controle da entrega e para posterior conferência </text:span></text:p>
          </draw:text-box>
        </draw:frame>
        <draw:frame draw:style-name="gr68" draw:text-style-name="P2" draw:layer="layout" svg:width="1.958cm" svg:height="0.442cm" svg:x="3.2cm" svg:y="14.837cm">
          <draw:text-box>
            <text:p text:style-name="P1"><text:span text:style-name="T10">do cliente.</text:span></text:p>
          </draw:text-box>
        </draw:frame>
        <draw:frame draw:style-name="gr28" draw:text-style-name="P5" draw:layer="layout" svg:width="0.422cm" svg:height="0.471cm" svg:x="4.97cm" svg:y="14.812cm">
          <draw:text-box>
            <text:p text:style-name="P1"><text:span text:style-name="T9"><text:s/></text:span></text:p>
          </draw:text-box>
        </draw:frame>
        <draw:frame draw:style-name="gr28" draw:text-style-name="P5" draw:layer="layout" svg:width="0.422cm" svg:height="0.471cm" svg:x="3.2cm" svg:y="15.29cm">
          <draw:text-box>
            <text:p text:style-name="P1"><text:span text:style-name="T9"><text:s/></text:span></text:p>
          </draw:text-box>
        </draw:frame>
        <draw:frame draw:style-name="gr69" draw:text-style-name="P2" draw:layer="layout" svg:width="15.018cm" svg:height="0.442cm" svg:x="3.2cm" svg:y="15.772cm">
          <draw:text-box>
            <text:p text:style-name="P1"><text:span text:style-name="T10">O usuário poderá utilizar um pedido feito para gerar novamente um carrinho de </text:span></text:p>
          </draw:text-box>
        </draw:frame>
        <draw:frame draw:style-name="gr70" draw:text-style-name="P2" draw:layer="layout" svg:width="12.74cm" svg:height="0.442cm" svg:x="3.2cm" svg:y="16.217cm">
          <draw:text-box>
            <text:p text:style-name="P1"><text:span text:style-name="T10">compras com todos os itens, facilitando futuros pedidos / compras.</text:span></text:p>
          </draw:text-box>
        </draw:frame>
        <draw:frame draw:style-name="gr28" draw:text-style-name="P5" draw:layer="layout" svg:width="0.422cm" svg:height="0.471cm" svg:x="14.486cm" svg:y="16.192cm">
          <draw:text-box>
            <text:p text:style-name="P1"><text:span text:style-name="T9"><text:s/></text:span></text:p>
          </draw:text-box>
        </draw:frame>
        <draw:frame draw:style-name="gr28" draw:text-style-name="P5" draw:layer="layout" svg:width="0.422cm" svg:height="0.471cm" svg:x="3.2cm" svg:y="16.666cm">
          <draw:text-box>
            <text:p text:style-name="P1"><text:span text:style-name="T9"><text:s/></text:span></text:p>
          </draw:text-box>
        </draw:frame>
        <draw:frame draw:style-name="gr71" draw:text-style-name="P2" draw:layer="layout" svg:width="15.797cm" svg:height="0.442cm" svg:x="3.2cm" svg:y="17.148cm">
          <draw:text-box>
            <text:p text:style-name="P1"><text:span text:style-name="T10">Muitos dos usuários da região são deficiente visuais e o sistema deve permitir uma </text:span></text:p>
          </draw:text-box>
        </draw:frame>
        <draw:frame draw:style-name="gr72" draw:text-style-name="P2" draw:layer="layout" svg:width="8.858cm" svg:height="0.442cm" svg:x="3.2cm" svg:y="17.597cm">
          <draw:text-box>
            <text:p text:style-name="P1"><text:span text:style-name="T10">interface com acessibilidade para este público.</text:span></text:p>
          </draw:text-box>
        </draw:frame>
        <draw:frame draw:style-name="gr28" draw:text-style-name="P5" draw:layer="layout" svg:width="0.422cm" svg:height="0.471cm" svg:x="11.248cm" svg:y="17.572cm">
          <draw:text-box>
            <text:p text:style-name="P1"><text:span text:style-name="T9"><text:s/></text:span></text:p>
          </draw:text-box>
        </draw:frame>
        <draw:frame draw:style-name="gr71" draw:text-style-name="P2" draw:layer="layout" svg:width="15.797cm" svg:height="0.442cm" svg:x="3.2cm" svg:y="18.041cm">
          <draw:text-box>
            <text:p text:style-name="P1"><text:span text:style-name="T10">A equipe de empacotamento deve poder acessar o sistema para verificar o pedidos </text:span></text:p>
          </draw:text-box>
        </draw:frame>
        <draw:frame draw:style-name="gr73" draw:text-style-name="P2" draw:layer="layout" svg:width="14.167cm" svg:height="0.442cm" svg:x="3.2cm" svg:y="18.49cm">
          <draw:text-box>
            <text:p text:style-name="P1"><text:span text:style-name="T10">em aberto. Ao assumir um pedido o membro da equipe de empacotamento </text:span></text:p>
          </draw:text-box>
        </draw:frame>
        <draw:frame draw:style-name="gr74" draw:text-style-name="P2" draw:layer="layout" svg:width="15.17cm" svg:height="0.442cm" svg:x="3.2cm" svg:y="18.935cm">
          <draw:text-box>
            <text:p text:style-name="P1"><text:span text:style-name="T10">seleciona os itens e a medida da seleção e empacotamento o sistema vai dando </text:span></text:p>
          </draw:text-box>
        </draw:frame>
        <draw:frame draw:style-name="gr75" draw:text-style-name="P2" draw:layer="layout" svg:width="5.277cm" svg:height="0.442cm" svg:x="3.2cm" svg:y="19.383cm">
          <draw:text-box>
            <text:p text:style-name="P1"><text:span text:style-name="T10">baixa nos respectivos itens.</text:span></text:p>
          </draw:text-box>
        </draw:frame>
        <draw:frame draw:style-name="gr28" draw:text-style-name="P5" draw:layer="layout" svg:width="0.422cm" svg:height="0.471cm" svg:x="7.967cm" svg:y="19.359cm">
          <draw:text-box>
            <text:p text:style-name="P1"><text:span text:style-name="T9"><text:s/></text:span></text:p>
          </draw:text-box>
        </draw:frame>
        <draw:frame draw:style-name="gr76" draw:text-style-name="P2" draw:layer="layout" svg:width="15.314cm" svg:height="0.442cm" svg:x="3.2cm" svg:y="19.828cm">
          <draw:text-box>
            <text:p text:style-name="P1"><text:span text:style-name="T10"><text:s/></text:span><text:span text:style-name="T10">Por fim a equipe de entrega recebe a lista de entregas para serem feitas em uma </text:span></text:p>
          </draw:text-box>
        </draw:frame>
        <draw:frame draw:style-name="gr77" draw:text-style-name="P2" draw:layer="layout" svg:width="14.768cm" svg:height="0.442cm" svg:x="3.2cm" svg:y="20.272cm">
          <draw:text-box>
            <text:p text:style-name="P1"><text:span text:style-name="T10">viagem, bem como todos as compras devidamente identificadas. O sistema já </text:span></text:p>
          </draw:text-box>
        </draw:frame>
        <draw:frame draw:style-name="gr78" draw:text-style-name="P2" draw:layer="layout" svg:width="15.953cm" svg:height="0.442cm" svg:x="3.2cm" svg:y="20.721cm">
          <draw:text-box>
            <text:p text:style-name="P1"><text:span text:style-name="T10">encaminha a ordem de entregas buscando a otimização do tempo de viagem. Assim </text:span></text:p>
          </draw:text-box>
        </draw:frame>
        <draw:frame draw:style-name="gr79" draw:text-style-name="P2" draw:layer="layout" svg:width="15.403cm" svg:height="0.442cm" svg:x="3.2cm" svg:y="21.166cm">
          <draw:text-box>
            <text:p text:style-name="P1"><text:span text:style-name="T10">que a equipe de entrega sai com o caminhão para entregar, todos os clientes das </text:span></text:p>
          </draw:text-box>
        </draw:frame>
        <draw:frame draw:style-name="gr80" draw:text-style-name="P2" draw:layer="layout" svg:width="12.626cm" svg:height="0.442cm" svg:x="3.2cm" svg:y="21.614cm">
          <draw:text-box>
            <text:p text:style-name="P1"><text:span text:style-name="T10">entregas recebem um SMS informando sobre a saída do caminhão.</text:span></text:p>
          </draw:text-box>
        </draw:frame>
        <draw:frame draw:style-name="gr28" draw:text-style-name="P5" draw:layer="layout" svg:width="0.422cm" svg:height="0.471cm" svg:x="14.867cm" svg:y="21.59cm">
          <draw:text-box>
            <text:p text:style-name="P1"><text:span text:style-name="T9"><text:s/></text:span></text:p>
          </draw:text-box>
        </draw:frame>
        <draw:frame draw:style-name="gr28" draw:text-style-name="P5" draw:layer="layout" svg:width="0.422cm" svg:height="0.471cm" svg:x="3.2cm" svg:y="22.064cm">
          <draw:text-box>
            <text:p text:style-name="P1"><text:span text:style-name="T9"><text:s/></text:span></text:p>
          </draw:text-box>
        </draw:frame>
        <draw:frame draw:style-name="gr81" draw:text-style-name="P2" draw:layer="layout" svg:width="14.637cm" svg:height="0.442cm" svg:x="3.2cm" svg:y="22.546cm">
          <draw:text-box>
            <text:p text:style-name="P1"><text:span text:style-name="T10">Depois de realizada a entrega para o cliente o sistema dá baixa no respectivo </text:span></text:p>
          </draw:text-box>
        </draw:frame>
        <draw:frame draw:style-name="gr82" draw:text-style-name="P2" draw:layer="layout" svg:width="14.256cm" svg:height="0.442cm" svg:x="3.2cm" svg:y="22.99cm">
          <draw:text-box>
            <text:p text:style-name="P1"><text:span text:style-name="T10">pedido, isso é feito pela equipe da entrega quando do retorno do caminhão.</text:span></text:p>
          </draw:text-box>
        </draw:frame>
        <draw:frame draw:style-name="gr28" draw:text-style-name="P5" draw:layer="layout" svg:width="0.422cm" svg:height="0.471cm" svg:x="16.235cm" svg:y="22.965cm">
          <draw:text-box>
            <text:p text:style-name="P1"><text:span text:style-name="T9"><text:s/></text:span></text:p>
          </draw:text-box>
        </draw:frame>
        <draw:frame draw:style-name="gr28" draw:text-style-name="P5" draw:layer="layout" svg:width="0.422cm" svg:height="0.471cm" svg:x="3.2cm" svg:y="23.444cm">
          <draw:text-box>
            <text:p text:style-name="P1"><text:span text:style-name="T9"><text:s/></text:span></text:p>
          </draw:text-box>
        </draw:frame>
        <draw:frame draw:style-name="gr83" draw:text-style-name="P2" draw:layer="layout" svg:width="15.767cm" svg:height="0.442cm" svg:x="3.2cm" svg:y="23.926cm">
          <draw:text-box>
            <text:p text:style-name="P1"><text:span text:style-name="T10">O sistema deve permitir que o administrador cadastre todos os produtos que estão </text:span></text:p>
          </draw:text-box>
        </draw:frame>
        <draw:frame draw:style-name="gr84" draw:text-style-name="P2" draw:layer="layout" svg:width="11.58cm" svg:height="0.442cm" svg:x="3.2cm" svg:y="24.37cm">
          <draw:text-box>
            <text:p text:style-name="P1"><text:span text:style-name="T10">disponíveis para compra, bem como a quantidade disponível.</text:span></text:p>
          </draw:text-box>
        </draw:frame>
        <draw:frame draw:style-name="gr28" draw:text-style-name="P5" draw:layer="layout" svg:width="0.422cm" svg:height="0.471cm" svg:x="13.775cm" svg:y="24.345cm">
          <draw:text-box>
            <text:p text:style-name="P1"><text:span text:style-name="T9"><text:s/></text:span></text:p>
          </draw:text-box>
        </draw:frame>
        <draw:frame draw:style-name="gr28" draw:text-style-name="P5" draw:layer="layout" svg:width="0.422cm" svg:height="0.471cm" svg:x="3.2cm" svg:y="24.824cm">
          <draw:text-box>
            <text:p text:style-name="P1"><text:span text:style-name="T9"><text:s/></text:span></text:p>
          </draw:text-box>
        </draw:frame>
        <draw:frame draw:style-name="gr85" draw:text-style-name="P2" draw:layer="layout" svg:width="15.081cm" svg:height="0.442cm" svg:x="3.2cm" svg:y="25.306cm">
          <draw:text-box>
            <text:p text:style-name="P1"><text:span text:style-name="T10">O sistema tem que ter performance adequada tonto par internet 3G quanto para </text:span></text:p>
          </draw:text-box>
        </draw:frame>
        <draw:frame draw:style-name="gr86" draw:text-style-name="P2" draw:layer="layout" svg:width="3.956cm" svg:height="0.442cm" svg:x="3.2cm" svg:y="25.75cm">
          <draw:text-box>
            <text:p text:style-name="P1"><text:span text:style-name="T10">internet residenciais.</text:span></text:p>
          </draw:text-box>
        </draw:frame>
        <draw:frame draw:style-name="gr28" draw:text-style-name="P5" draw:layer="layout" svg:width="0.422cm" svg:height="0.471cm" svg:x="6.761cm" svg:y="25.726cm">
          <draw:text-box>
            <text:p text:style-name="P1"><text:span text:style-name="T9"><text:s/></text:span></text:p>
          </draw:text-box>
        </draw:frame>
        <draw:polygon draw:style-name="gr4" draw:text-style-name="P3" draw:layer="layout" svg:width="0.017cm" svg:height="0.017cm" svg:x="3.001cm" svg:y="2.497cm" svg:viewBox="0 0 18 18" draw:points="0,18 18,18 18,0 0,0">
          <text:p/>
        </draw:polygon>
        <draw:polygon draw:style-name="gr4" draw:text-style-name="P3" draw:layer="layout" svg:width="0.017cm" svg:height="0.017cm" svg:x="3.001cm" svg:y="2.497cm" svg:viewBox="0 0 18 18" draw:points="0,18 18,18 18,0 0,0">
          <text:p/>
        </draw:polygon>
        <draw:polygon draw:style-name="gr4" draw:text-style-name="P3" draw:layer="layout" svg:width="16.569cm" svg:height="0.002cm" svg:x="3.018cm" svg:y="2.497cm" svg:viewBox="0 0 16570 3" draw:points="0,3 16570,3 16570,0 0,0">
          <text:p/>
        </draw:polygon>
        <draw:polygon draw:style-name="gr4" draw:text-style-name="P3" draw:layer="layout" svg:width="0.017cm" svg:height="0.017cm" svg:x="17.983cm" svg:y="2.497cm" svg:viewBox="0 0 18 18" draw:points="0,18 18,18 18,0 0,0">
          <text:p/>
        </draw:polygon>
        <draw:polygon draw:style-name="gr4" draw:text-style-name="P3" draw:layer="layout" svg:width="0.017cm" svg:height="0.017cm" svg:x="17.983cm" svg:y="2.497cm" svg:viewBox="0 0 18 18" draw:points="0,18 18,18 18,0 0,0">
          <text:p/>
        </draw:polygon>
        <draw:polygon draw:style-name="gr4" draw:text-style-name="P3" draw:layer="layout" svg:width="0.017cm" svg:height="24.143cm" svg:x="3.001cm" svg:y="2.514cm" svg:viewBox="0 0 18 24144" draw:points="0,24144 18,24144 18,0 0,0">
          <text:p/>
        </draw:polygon>
        <draw:polygon draw:style-name="gr4" draw:text-style-name="P3" draw:layer="layout" svg:width="0.017cm" svg:height="0.017cm" svg:x="3.001cm" svg:y="26.657cm" svg:viewBox="0 0 18 18" draw:points="0,18 18,18 18,0 0,0">
          <text:p/>
        </draw:polygon>
        <draw:polygon draw:style-name="gr4" draw:text-style-name="P3" draw:layer="layout" svg:width="0.017cm" svg:height="0.017cm" svg:x="3.001cm" svg:y="26.657cm" svg:viewBox="0 0 18 18" draw:points="0,18 18,18 18,0 0,0">
          <text:p/>
        </draw:polygon>
        <draw:polygon draw:style-name="gr4" draw:text-style-name="P3" draw:layer="layout" svg:width="16.569cm" svg:height="0.042cm" svg:x="3.018cm" svg:y="26.657cm" svg:viewBox="0 0 16570 43" draw:points="0,43 16570,43 16570,0 0,0">
          <text:p/>
        </draw:polygon>
        <draw:polygon draw:style-name="gr4" draw:text-style-name="P3" draw:layer="layout" svg:width="0.017cm" svg:height="24.143cm" svg:x="19.583cm" svg:y="2.514cm" svg:viewBox="0 0 18 24144" draw:points="0,24144 18,24144 18,0 0,0">
          <text:p/>
        </draw:polygon>
        <draw:polygon draw:style-name="gr4" draw:text-style-name="P3" draw:layer="layout" svg:width="0.017cm" svg:height="0.017cm" svg:x="17.983cm" svg:y="26.657cm" svg:viewBox="0 0 18 18" draw:points="0,18 18,18 18,0 0,0">
          <text:p/>
        </draw:polygon>
        <draw:polygon draw:style-name="gr4" draw:text-style-name="P3" draw:layer="layout" svg:width="0.017cm" svg:height="0.017cm" svg:x="17.983cm" svg:y="26.657cm" svg:viewBox="0 0 18 18" draw:points="0,18 18,18 18,0 0,0">
          <text:p/>
        </draw:polygon>
        <draw:frame draw:style-name="gr87" draw:text-style-name="P2" draw:layer="layout" svg:width="0.388cm" svg:height="0.458cm" svg:x="3.2cm" svg:y="26.19cm">
          <draw:text-box>
            <text:p text:style-name="P1"><text:span text:style-name="T1"><text:s/></text:span></text:p>
          </draw:text-box>
        </draw:frame>
        <draw:frame draw:style-name="gr87" draw:text-style-name="P2" draw:layer="layout" svg:width="0.388cm" svg:height="0.458cm" svg:x="3.001cm" svg:y="26.681cm">
          <draw:text-box>
            <text:p text:style-name="P1"><text:span text:style-name="T1"><text:s/></text:span></text:p>
          </draw:text-box>
        </draw:frame>
      </draw:page>
      <draw:page draw:name="page3" draw:style-name="dp1" draw:master-page-name="master-page41">
        <draw:frame draw:style-name="gr1" draw:text-style-name="P2" draw:layer="layout" svg:width="13.286cm" svg:height="0.458cm" svg:x="5.237cm" svg:y="1.256cm">
          <draw:text-box>
            <text:p text:style-name="P1"><text:span text:style-name="T1">ADS – ENGENHARIA DE SOFTWARE 1 – FILIPE SARAMAGO – 2.2021 </text:span></text:p>
          </draw:text-box>
        </draw:frame>
        <draw:frame draw:style-name="gr2" draw:text-style-name="P2" draw:layer="layout" svg:width="6.111cm" svg:height="0.458cm" svg:x="8.077cm" svg:y="1.73cm">
          <draw:text-box>
            <text:p text:style-name="P1"><text:span text:style-name="T1">INSTRUMENTO DE AVALIAÇÃO </text:span></text:p>
          </draw:text-box>
        </draw:frame>
        <draw:frame draw:style-name="gr88" draw:text-style-name="P2" draw:layer="layout" svg:width="3.177cm" svg:height="0.395cm" svg:x="3.001cm" svg:y="2.574cm">
          <draw:text-box>
            <text:p text:style-name="P1"><text:span text:style-name="T2">Parte 1 (Template): </text:span></text:p>
          </draw:text-box>
        </draw:frame>
        <draw:frame draw:style-name="gr89" draw:text-style-name="P7" draw:layer="layout" svg:width="7.376cm" svg:height="0.712cm" svg:x="6.833cm" svg:y="3.328cm">
          <draw:text-box>
            <text:p text:style-name="P1"><text:span text:style-name="T11">DOCUMENTO DE VISÃO</text:span></text:p>
          </draw:text-box>
        </draw:frame>
        <draw:frame draw:style-name="gr28" draw:text-style-name="P5" draw:layer="layout" svg:width="0.422cm" svg:height="0.471cm" svg:x="14.169cm" svg:y="3.526cm">
          <draw:text-box>
            <text:p text:style-name="P1"><text:span text:style-name="T9"><text:s/></text:span></text:p>
          </draw:text-box>
        </draw:frame>
        <draw:frame draw:style-name="gr28" draw:text-style-name="P5" draw:layer="layout" svg:width="0.422cm" svg:height="0.471cm" svg:x="3.2cm" svg:y="4.055cm">
          <draw:text-box>
            <text:p text:style-name="P1"><text:span text:style-name="T9"><text:s/></text:span></text:p>
          </draw:text-box>
        </draw:frame>
        <draw:frame draw:style-name="gr90" draw:text-style-name="P2" draw:layer="layout" svg:width="0.442cm" svg:height="0.442cm" svg:x="3.835cm" svg:y="4.96cm">
          <draw:text-box>
            <text:p text:style-name="P1"><text:span text:style-name="T10">1. </text:span></text:p>
          </draw:text-box>
        </draw:frame>
        <draw:frame draw:style-name="gr91" draw:text-style-name="P2" draw:layer="layout" svg:width="5.527cm" svg:height="0.442cm" svg:x="4.47cm" svg:y="4.96cm">
          <draw:text-box>
            <text:p text:style-name="P1"><text:span text:style-name="T10">DESCRIÇÃO DO PROBLEMA </text:span></text:p>
          </draw:text-box>
        </draw:frame>
        <draw:frame draw:style-name="gr90" draw:text-style-name="P2" draw:layer="layout" svg:width="0.442cm" svg:height="0.442cm" svg:x="3.835cm" svg:y="5.409cm">
          <draw:text-box>
            <text:p text:style-name="P1"><text:span text:style-name="T10">2. </text:span></text:p>
          </draw:text-box>
        </draw:frame>
        <draw:frame draw:style-name="gr92" draw:text-style-name="P2" draw:layer="layout" svg:width="5.048cm" svg:height="0.442cm" svg:x="4.47cm" svg:y="5.409cm">
          <draw:text-box>
            <text:p text:style-name="P1"><text:span text:style-name="T10">PROPOSTA DE SOLUÇÃO </text:span></text:p>
          </draw:text-box>
        </draw:frame>
        <draw:frame draw:style-name="gr90" draw:text-style-name="P2" draw:layer="layout" svg:width="0.442cm" svg:height="0.442cm" svg:x="3.835cm" svg:y="5.854cm">
          <draw:text-box>
            <text:p text:style-name="P1"><text:span text:style-name="T10">3. </text:span></text:p>
          </draw:text-box>
        </draw:frame>
        <draw:frame draw:style-name="gr93" draw:text-style-name="P2" draw:layer="layout" svg:width="5.095cm" svg:height="0.442cm" svg:x="4.47cm" svg:y="5.854cm">
          <draw:text-box>
            <text:p text:style-name="P1"><text:span text:style-name="T10">REQUISITOS FUNCIONAIS </text:span></text:p>
          </draw:text-box>
        </draw:frame>
        <draw:frame draw:style-name="gr90" draw:text-style-name="P2" draw:layer="layout" svg:width="0.442cm" svg:height="0.442cm" svg:x="3.835cm" svg:y="6.302cm">
          <draw:text-box>
            <text:p text:style-name="P1"><text:span text:style-name="T10">4. </text:span></text:p>
          </draw:text-box>
        </draw:frame>
        <draw:frame draw:style-name="gr94" draw:text-style-name="P2" draw:layer="layout" svg:width="6.077cm" svg:height="0.442cm" svg:x="4.47cm" svg:y="6.302cm">
          <draw:text-box>
            <text:p text:style-name="P1"><text:span text:style-name="T10">REQUISITOS NÃO FUNCIONAIS </text:span></text:p>
          </draw:text-box>
        </draw:frame>
        <draw:frame draw:style-name="gr90" draw:text-style-name="P2" draw:layer="layout" svg:width="0.442cm" svg:height="0.442cm" svg:x="3.835cm" svg:y="6.747cm">
          <draw:text-box>
            <text:p text:style-name="P1"><text:span text:style-name="T10">5. </text:span></text:p>
          </draw:text-box>
        </draw:frame>
        <draw:frame draw:style-name="gr95" draw:text-style-name="P2" draw:layer="layout" svg:width="4.676cm" svg:height="0.442cm" svg:x="4.47cm" svg:y="6.747cm">
          <draw:text-box>
            <text:p text:style-name="P1"><text:span text:style-name="T10">REGRAS DE NEGÓCIOS </text:span></text:p>
          </draw:text-box>
        </draw:frame>
        <draw:frame draw:style-name="gr90" draw:text-style-name="P2" draw:layer="layout" svg:width="0.442cm" svg:height="0.442cm" svg:x="3.835cm" svg:y="7.196cm">
          <draw:text-box>
            <text:p text:style-name="P1"><text:span text:style-name="T10">6. </text:span></text:p>
          </draw:text-box>
        </draw:frame>
        <draw:frame draw:style-name="gr96" draw:text-style-name="P2" draw:layer="layout" svg:width="4.68cm" svg:height="0.442cm" svg:x="4.47cm" svg:y="7.196cm">
          <draw:text-box>
            <text:p text:style-name="P1"><text:span text:style-name="T10">REQUISITOS INVERSOS </text:span></text:p>
          </draw:text-box>
        </draw:frame>
        <draw:polygon draw:style-name="gr4" draw:text-style-name="P3" draw:layer="layout" svg:width="0.017cm" svg:height="0.017cm" svg:x="3.001cm" svg:y="3.293cm" svg:viewBox="0 0 18 18" draw:points="0,18 18,18 18,0 0,0">
          <text:p/>
        </draw:polygon>
        <draw:polygon draw:style-name="gr4" draw:text-style-name="P3" draw:layer="layout" svg:width="0.017cm" svg:height="0.017cm" svg:x="3.001cm" svg:y="3.293cm" svg:viewBox="0 0 18 18" draw:points="0,18 18,18 18,0 0,0">
          <text:p/>
        </draw:polygon>
        <draw:polygon draw:style-name="gr4" draw:text-style-name="P3" draw:layer="layout" svg:width="14.965cm" svg:height="0.017cm" svg:x="3.018cm" svg:y="3.293cm" svg:viewBox="0 0 14966 18" draw:points="0,18 14966,18 14966,0 0,0">
          <text:p/>
        </draw:polygon>
        <draw:polygon draw:style-name="gr4" draw:text-style-name="P3" draw:layer="layout" svg:width="0.017cm" svg:height="0.017cm" svg:x="17.983cm" svg:y="3.293cm" svg:viewBox="0 0 18 18" draw:points="0,18 18,18 18,0 0,0">
          <text:p/>
        </draw:polygon>
        <draw:polygon draw:style-name="gr4" draw:text-style-name="P3" draw:layer="layout" svg:width="0.017cm" svg:height="0.017cm" svg:x="17.983cm" svg:y="3.293cm" svg:viewBox="0 0 18 18" draw:points="0,18 18,18 18,0 0,0">
          <text:p/>
        </draw:polygon>
        <draw:polygon draw:style-name="gr4" draw:text-style-name="P3" draw:layer="layout" svg:width="0.017cm" svg:height="4.792cm" svg:x="3.001cm" svg:y="3.31cm" svg:viewBox="0 0 18 4793" draw:points="0,4793 18,4793 18,0 0,0">
          <text:p/>
        </draw:polygon>
        <draw:polygon draw:style-name="gr4" draw:text-style-name="P3" draw:layer="layout" svg:width="0.017cm" svg:height="0.017cm" svg:x="3.001cm" svg:y="8.102cm" svg:viewBox="0 0 18 18" draw:points="0,18 18,18 18,0 0,0">
          <text:p/>
        </draw:polygon>
        <draw:polygon draw:style-name="gr4" draw:text-style-name="P3" draw:layer="layout" svg:width="0.017cm" svg:height="0.017cm" svg:x="3.001cm" svg:y="8.102cm" svg:viewBox="0 0 18 18" draw:points="0,18 18,18 18,0 0,0">
          <text:p/>
        </draw:polygon>
        <draw:polygon draw:style-name="gr4" draw:text-style-name="P3" draw:layer="layout" svg:width="14.965cm" svg:height="0.017cm" svg:x="3.018cm" svg:y="8.102cm" svg:viewBox="0 0 14966 18" draw:points="0,18 14966,18 14966,0 0,0">
          <text:p/>
        </draw:polygon>
        <draw:polygon draw:style-name="gr4" draw:text-style-name="P3" draw:layer="layout" svg:width="0.017cm" svg:height="4.792cm" svg:x="17.983cm" svg:y="3.31cm" svg:viewBox="0 0 18 4793" draw:points="0,4793 18,4793 18,0 0,0">
          <text:p/>
        </draw:polygon>
        <draw:polygon draw:style-name="gr4" draw:text-style-name="P3" draw:layer="layout" svg:width="0.017cm" svg:height="0.017cm" svg:x="17.983cm" svg:y="8.102cm" svg:viewBox="0 0 18 18" draw:points="0,18 18,18 18,0 0,0">
          <text:p/>
        </draw:polygon>
        <draw:polygon draw:style-name="gr4" draw:text-style-name="P3" draw:layer="layout" svg:width="0.017cm" svg:height="0.017cm" svg:x="17.983cm" svg:y="8.102cm" svg:viewBox="0 0 18 18" draw:points="0,18 18,18 18,0 0,0">
          <text:p/>
        </draw:polygon>
        <draw:frame draw:style-name="gr87" draw:text-style-name="P2" draw:layer="layout" svg:width="0.388cm" svg:height="0.458cm" svg:x="3.2cm" svg:y="7.635cm">
          <draw:text-box>
            <text:p text:style-name="P1"><text:span text:style-name="T1"><text:s/></text:span></text:p>
          </draw:text-box>
        </draw:frame>
        <draw:frame draw:style-name="gr87" draw:text-style-name="P2" draw:layer="layout" svg:width="0.388cm" svg:height="0.458cm" svg:x="3.001cm" svg:y="8.126cm">
          <draw:text-box>
            <text:p text:style-name="P1"><text:span text:style-name="T1"><text:s/></text:span></text:p>
          </draw:text-box>
        </draw:frame>
        <draw:frame draw:style-name="gr97" draw:text-style-name="P8" draw:layer="layout" svg:width="16.39cm" svg:height="13.103cm" svg:x="3.288cm" svg:y="13.4cm">
          <draw:text-box>
            <text:p>1) <text:span text:style-name="T12">Metodologia ágil – <text:s/>Planejamento adaptativo; entrega mais valor ao cliente, entrega a demanda em partes para no final juntar; foco em várias tarefas simultaneamente; planejamento iterativo e incremental.</text:span></text:p>
            <text:p><text:span text:style-name="T12"/></text:p>
            <text:p><text:span text:style-name="T12">Metodologia Tradicional – Planejamento preditivo, modelo cascata; pouco envolvimento com o cliente; entrega direta do produto final.</text:span></text:p>
            <text:p><text:span text:style-name="T12"/></text:p>
            <text:p><text:span text:style-name="T12"/></text:p>
          </draw:text-box>
        </draw:frame>
      </draw:page>
      <draw:page draw:name="page4" draw:style-name="dp1" draw:master-page-name="master-page41">
        <draw:frame draw:style-name="gr98" draw:text-style-name="P9" xml:id="id1" draw:id="id1" draw:layer="layout" svg:width="15.6cm" svg:height="26.311cm" svg:x="2.469cm" svg:y="1.141cm">
          <draw:text-box>
            <text:p>Descrição do problema</text:p>
            <text:p/>
            <text:p><text:span text:style-name="T13">O supermercado Novo Mundo, devido a pandemia, necessitou habilitar a entrega de </text:span></text:p>
            <text:p><text:span text:style-name="T13">produtos via delivery para seus cliente. O processo via Whatsapp gerava </text:span></text:p>
            <text:p><text:span text:style-name="T13">dificuldades de gestão bem como de controle de pagamento de forma adequada, </text:span></text:p>
            <text:p><text:span text:style-name="T13">gerando devoluções e atrasos.</text:span></text:p>
            <text:p/>
            <text:p>Proposta de solução</text:p>
            <text:p/>
            <text:p><text:span text:style-name="T13">Implantar um sistema que gerencie os pedidos e entrega das compras online.</text:span></text:p>
            <text:p><text:span text:style-name="T13"/></text:p>
            <text:p><text:span text:style-name="T13">O sistema terá</text:span></text:p>
            <text:p><text:span text:style-name="T13"/></text:p>
            <text:p><text:span text:style-name="T13"/></text:p>
            <text:p><text:span text:style-name="T13">: </text:span></text:p>
            <text:p><text:span text:style-name="T13"/></text:p>
            <text:p><text:span text:style-name="T13"><text:tab/></text:span><text:span text:style-name="T13">Importar requisição interna.</text:span></text:p>
            <text:p><text:span text:style-name="T13"><text:s/></text:span></text:p>
            <text:p><text:span text:style-name="T13"/></text:p>
            <text:p><text:span text:style-name="T13"><text:s text:c="2"/></text:span></text:p>
            <text:p><text:span text:style-name="T13"><text:tab/></text:span><text:span text:style-name="T13">Requisição de Compra.</text:span></text:p>
            <text:p><text:span text:style-name="T13"/></text:p>
            <text:p><text:span text:style-name="T13"/></text:p>
            <text:p><text:span text:style-name="T13"/></text:p>
            <text:p><text:span text:style-name="T13"><text:tab/></text:span><text:span text:style-name="T13">Cotação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><text:tab/></text:span><text:span text:style-name="T13">Pedido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><text:tab/></text:span></text:p>
            <text:p><text:span text:style-name="T13"><text:tab/></text:span><text:span text:style-name="T13">Compra Direta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><text:tab/></text:span><text:span text:style-name="T13">Tipo de Pedido <text:s text:c="2"/></text:span></text:p>
            <text:p><text:span text:style-name="T13"><text:tab/></text:span></text:p>
            <text:p/>
            <text:p/>
          </draw:text-box>
        </draw:frame>
        <draw:connector draw:style-name="gr99" draw:text-style-name="P10" draw:layer="layout" svg:x1="18.069cm" svg:y1="14.296cm" svg:x2="18.069cm" svg:y2="14.296cm" draw:start-shape="id1" draw:end-shape="id1" svg:d="M18069 14296z" svg:viewBox="0 0 1 1">
          <text:p/>
        </draw:connector>
        <draw:frame draw:style-name="gr100" draw:text-style-name="P11" draw:layer="layout" svg:width="5.6cm" svg:height="19.307cm" svg:x="11.688cm" svg:y="9.5cm">
          <draw:text-box>
            <text:p><text:span text:style-name="T13">Importar requisição interna que foi</text:span></text:p>
            <text:p><text:span text:style-name="T13">realizada pelo controle de estoque</text:span></text:p>
            <text:p><text:span text:style-name="T13">para utilização do material dentro</text:span></text:p>
            <text:p><text:span text:style-name="T13">da empresa.</text:span></text:p>
            <text:p><text:span text:style-name="T13"/></text:p>
            <text:p><text:span text:style-name="T13">Requisição de compra de material</text:span></text:p>
            <text:p><text:span text:style-name="T13">para venda externa.</text:span></text:p>
            <text:p><text:span text:style-name="T13"/></text:p>
            <text:p><text:span text:style-name="T13">Realizar cotação de compra de</text:span></text:p>
            <text:p><text:span text:style-name="T13">materiais. Uma requisição poderá</text:span></text:p>
            <text:p><text:span text:style-name="T13">gerar várias cotações. Uma</text:span></text:p>
            <text:p><text:span text:style-name="T13">cotação pode ser gerada a partir</text:span></text:p>
            <text:p><text:span text:style-name="T13">de várias requisições. <text:s/></text:span></text:p>
            <text:p><text:span text:style-name="T13"/></text:p>
            <text:p><text:span text:style-name="T13">Gerar o pedido de compra. Uma</text:span></text:p>
            <text:p><text:span text:style-name="T13">cotação poderá gerar vários</text:span></text:p>
            <text:p><text:span text:style-name="T13">pedidos e um pedido pode ser</text:span></text:p>
            <text:p><text:span text:style-name="T13">gerado a partir de várias cotações.</text:span></text:p>
            <text:p><text:span text:style-name="T13"/></text:p>
            <text:p><text:span text:style-name="T13"/></text:p>
            <text:p><text:span text:style-name="T13">Possibilitar a realização de um</text:span></text:p>
            <text:p><text:span text:style-name="T13">pedido diretamente ao fornecedor</text:span></text:p>
            <text:p><text:span text:style-name="T13">sem realizar requisição/cotação.</text:span></text:p>
            <text:p><text:span text:style-name="T13"/></text:p>
            <text:p><text:span text:style-name="T13"/></text:p>
            <text:p><text:span text:style-name="T13">Fazer o controle do tipo de pedido</text:span></text:p>
            <text:p><text:span text:style-name="T13">de compra. Exemplos:</text:span></text:p>
            <text:p><text:span text:style-name="T13"/></text:p>
            <text:p><text:span text:style-name="T13">Pedido Normal: Quando não existe</text:span></text:p>
            <text:p><text:span text:style-name="T13">nenhuma programação de entrega</text:span></text:p>
            <text:p><text:span text:style-name="T13">ou seja, a entrega do material é</text:span></text:p>
            <text:p><text:span text:style-name="T13">feita de uma única vez.</text:span></text:p>
            <text:p><text:span text:style-name="T13"/></text:p>
            <text:p><text:span text:style-name="T13">Pedido Planejado: O comprador</text:span></text:p>
            <text:p><text:span text:style-name="T13">negocia um determinado material</text:span></text:p>
            <text:p><text:span text:style-name="T13">mas não quer armazenar o</text:span></text:p>
            <text:p><text:span text:style-name="T13">consumo do ano em seu estoque,</text:span></text:p>
            <text:p><text:span text:style-name="T13">neste caso o comprador poderia</text:span></text:p>
            <text:p><text:span text:style-name="T13">fazer o pedido para o ano todo</text:span></text:p>
            <text:p><text:span text:style-name="T13">porém as entregas seriam mensais</text:span></text:p>
            <text:p><text:span text:style-name="T13">já que o comprador sabe o</text:span></text:p>
            <text:p><text:span text:style-name="T13">consumo mensal.</text:span></text:p>
            <text:p><text:span text:style-name="T13"/></text:p>
            <text:p><text:span text:style-name="T13">Pedido Aberto: O Comprador</text:span></text:p>
            <text:p><text:span text:style-name="T13">negocia um determinado material</text:span></text:p>
            <text:p><text:span text:style-name="T13">mas não sabe o consumo mensal</text:span></text:p>
            <text:p><text:span text:style-name="T13">durante o ano, neste caso ele gera</text:span></text:p>
            <text:p><text:span text:style-name="T13">liberações conforme necessidade. <text:s/></text:span></text:p>
            <text:p><text:span text:style-name="T13"><text:s/></text:span></text:p>
          </draw:text-box>
        </draw:frame>
        <draw:line draw:style-name="gr99" draw:text-style-name="P10" draw:layer="layout" svg:x1="6.788cm" svg:y1="20.9cm" svg:x2="10.888cm" svg:y2="20.9cm">
          <text:p/>
        </draw:line>
        <draw:line draw:style-name="gr99" draw:text-style-name="P10" draw:layer="layout" svg:x1="6.888cm" svg:y1="18.1cm" svg:x2="10.888cm" svg:y2="18.1cm">
          <text:p/>
        </draw:line>
        <draw:line draw:style-name="gr99" draw:text-style-name="P10" draw:layer="layout" svg:x1="5.888cm" svg:y1="15.8cm" svg:x2="11.088cm" svg:y2="15.8cm">
          <text:p/>
        </draw:line>
        <draw:line draw:style-name="gr99" draw:text-style-name="P10" draw:layer="layout" svg:x1="5.488cm" svg:y1="13.4cm" svg:x2="10.988cm" svg:y2="13.4cm">
          <text:p/>
        </draw:line>
        <draw:line draw:style-name="gr99" draw:text-style-name="P10" draw:layer="layout" svg:x1="7.888cm" svg:y1="11.8cm" svg:x2="10.988cm" svg:y2="11.8cm">
          <text:p/>
        </draw:line>
        <draw:line draw:style-name="gr99" draw:text-style-name="P10" draw:layer="layout" svg:x1="8.588cm" svg:y1="10.2cm" svg:x2="11.188cm" svg:y2="10.2cm">
          <text:p/>
        </draw:line>
      </draw:page>
      <draw:page draw:name="page5" draw:style-name="dp1" draw:master-page-name="master-page41">
        <draw:frame draw:style-name="gr101" draw:text-style-name="P12" draw:layer="layout" svg:width="15.6cm" svg:height="29.603cm" svg:x="2.388cm" svg:y="2.2cm">
          <draw:text-box>
            <text:p><text:span text:style-name="T14">Requisitos funcionais</text:span></text:p>
            <text:p><text:span text:style-name="T14"/></text:p>
            <text:p><text:span text:style-name="T13">- O sistema deve permitir cadastrar cliente via site;</text:span></text:p>
            <text:p><text:span text:style-name="T13"/></text:p>
            <text:p><text:span text:style-name="T13">- O sistema deve indicar a data da entrega;</text:span></text:p>
            <text:p><text:span text:style-name="T13"/></text:p>
            <text:p><text:span text:style-name="T13">- O cliente deve poder incluir o produto no cadastro;</text:span></text:p>
            <text:p><text:span text:style-name="T13"/></text:p>
            <text:p><text:span text:style-name="T13">- O cliente deve poder consultar um produto diretamente pelo nome;</text:span></text:p>
            <text:p><text:span text:style-name="T13"/></text:p>
            <text:p><text:span text:style-name="T13">- O sistema deve apresentar o resumo e quantidade dos itens e valor final, ao fechar a compra;</text:span></text:p>
            <text:p><text:span text:style-name="T13"/></text:p>
            <text:p><text:span text:style-name="T13">- O sistema deve registrar pedido em histórico;</text:span></text:p>
            <text:p><text:span text:style-name="T13"/></text:p>
            <text:p><text:span text:style-name="T13">- O usuário pode utilizar pedidos anteriores para gerar carrinho de compras com todos itens;</text:span></text:p>
            <text:p><text:span text:style-name="T13"/></text:p>
            <text:p><text:span text:style-name="T13">- O sistema deve encaminhar a ordem da entrega;</text:span></text:p>
            <text:p><text:span text:style-name="T13"/></text:p>
            <text:p><text:span text:style-name="T13">- O sistema deve funcionar 24 / 7;</text:span></text:p>
            <text:p><text:span text:style-name="T13"/></text:p>
            <text:p><text:span text:style-name="T13"/></text:p>
            <text:p><text:span text:style-name="T14">Requisitos não funcionais</text:span></text:p>
            <text:p><text:span text:style-name="T14"/></text:p>
            <text:p><text:span text:style-name="T13">- O sistema deve ter performance para internet 3G quanto para internet residenciais;</text:span></text:p>
            <text:p><text:span text:style-name="T13"/></text:p>
            <text:p><text:span text:style-name="T13">- O sistema deve permitir uma interface acessível para os deficientes visuais;</text:span></text:p>
            <text:p><text:span text:style-name="T14"/></text:p>
            <text:p><text:span text:style-name="T14">Requisitos inversos</text:span></text:p>
            <text:p><text:span text:style-name="T14"/></text:p>
            <text:p><text:span text:style-name="T13">- O sistema não fará integração com os sistemas da empresa;</text:span></text:p>
            <text:p><text:span text:style-name="T13"/></text:p>
            <text:p><text:span text:style-name="T13"/></text:p>
            <text:p><text:span text:style-name="T14">Regras de negócios</text:span></text:p>
            <text:p><text:span text:style-name="T14"/></text:p>
            <text:p><text:span text:style-name="T13">- Depois do cadastramento o sistema deverá permitir o login por meio do e-mail e de </text:span></text:p>
            <text:p><text:span text:style-name="T13">uma senha pré cadastrada, durante o cadastramento do cliente. Caso o cliente </text:span></text:p>
            <text:p><text:span text:style-name="T13">tenha esquecido o sistema deverá permitir a recuperação/alteração da senha por </text:span></text:p>
            <text:p><text:span text:style-name="T13">meio de SMS ou e-mail;</text:span></text:p>
            <text:p><text:span text:style-name="T13"/></text:p>
            <text:p><text:span text:style-name="T13">- O carrinho de compras deixa todos os produtos registrados até o fechamento da compra. Ao fechar a compra o sistema irá apresentar o resumo dois itens, quantidades e valores cobrados,</text:span></text:p>
            <text:p><text:span text:style-name="T13">bem como o valor final, acrescido da taxa de entrega;</text:span></text:p>
            <text:p><text:span text:style-name="T13"/></text:p>
            <text:p><text:span text:style-name="T13">- O sistema deve permitir que o administrador cadastre todos os produtos que estão </text:span></text:p>
            <text:p><text:span text:style-name="T13">disponíveis para compra, bem como a quantidade disponível;</text:span></text:p>
            <text:p><text:span text:style-name="T13"/></text:p>
            <text:p><text:span text:style-name="T13">- <text:s/>Esses produtos estarão organizados em seções (Ex: Hortifruti, Limpeza, Padaria etc). Caso precise o cliente pode consultar um produto diretamente pelo nome;</text:span></text:p>
            <text:p><text:span text:style-name="T13"/></text:p>
            <text:p><text:span text:style-name="T13">- Neste momento o cliente poderá escolher, pagamento via cartão ou pagamento na </text:span></text:p>
            <text:p><text:span text:style-name="T13">entrega;</text:span></text:p>
            <text:p><text:span text:style-name="T13"/></text:p>
            <text:p><text:span text:style-name="T13"><text:s/>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4"/></text:p>
            <text:p><text:span text:style-name="T14"/></text:p>
          </draw:text-box>
        </draw:frame>
      </draw:page>
      <draw:page draw:name="page6" draw:style-name="dp1" draw:master-page-name="master-page41">
        <draw:frame draw:style-name="gr102" draw:text-style-name="P12" draw:layer="layout" svg:width="15.6cm" svg:height="15.1cm" svg:x="2.388cm" svg:y="2.2cm">
          <draw:text-box>
            <text:p><text:span text:style-name="T13">- Todas as transações e informações feitas com cartão de crédito devem ter segurança, impedindo a cópia e o acesso a informações dos usuários por pessoas não autorizadas;</text:span></text:p>
            <text:p><text:span text:style-name="T13"/></text:p>
            <text:p><text:span text:style-name="T13">- A equipe de empacotamento deve poder acessar o sistema para verificar o pedidos em aberto. Ao assumir um pedido o membro da equipe de empacotamento seleciona os itens e a medida da seleção e empacotamento o sistema vai dando baixa nos respectivos itens;</text:span></text:p>
            <text:p><text:span text:style-name="T13"/></text:p>
            <text:p><text:span text:style-name="T13">- Depois de realizada a entrega para o cliente o sistema dá baixa no respectivo pedido, isso é feito pela equipe da entrega quando do retorno do caminhão;</text:span></text:p>
            <text:p><text:span text:style-name="T13"/></text:p>
            <text:p><text:span text:style-name="T13">- Assim que a equipe de entrega sai com o caminhão para entregar, todos os clientes das </text:span></text:p>
            <text:p><text:span text:style-name="T13">entregas recebem um SMS informando sobre a saída do caminhão;</text:span></text:p>
            <text:p><text:span text:style-name="T13"/></text:p>
            <text:p><text:span text:style-name="T13"/></text:p>
            <text:p><text:span text:style-name="T15">Restrições</text:span></text:p>
            <text:p><text:span text:style-name="T13"/></text:p>
            <text:p><text:span text:style-name="T13">- O sistema deve ser implementado usando web services;</text:span></text:p>
            <text:p><text:span text:style-name="T13"/></text:p>
            <text:p><text:span text:style-name="T13">- O sistema deve estar disponível para o mercado no final do segundo quadrimestre de 2022;</text:span></text:p>
            <text:p><text:span text:style-name="T13"/></text:p>
            <text:p><text:span text:style-name="T13"/></text:p>
            <text:p><text:span text:style-name="T13"><text:s/>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4"/></text:p>
            <text:p><text:span text:style-name="T1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Helvetica1" svg:font-family="Helvetica"/>
    <style:font-face style:name="Times1" svg:font-family="Times"/>
    <style:font-face style:name="Unknown1" svg:font-family="Unknown"/>
    <style:font-face style:name="Calibri" svg:font-family="Calibri" style:font-pitch="variable"/>
    <style:font-face style:name="Helvetica" svg:font-family="Helvetica" style:font-pitch="variable"/>
    <style:font-face style:name="Tahoma1" svg:font-family="Tahoma" style:font-pitch="variable"/>
    <style:font-face style:name="Times" svg:font-family="Times" style:font-pitch="variable"/>
    <style:font-face style:name="Times New Roman1" svg:font-family="'Times New Roman'" style:font-pitch="variable"/>
    <style:font-face style:name="Unknown" svg:font-family="Unknow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.192cm" fo:margin-left="0.088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8" style:page-layout-name="PM0" draw:style-name="Mdp1"/>
    <style:master-page style:name="master-page4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0-24T13:06:31.986000000</dc:date>
    <meta:editing-duration>PT3H53M37S</meta:editing-duration>
    <meta:editing-cycles>9</meta:editing-cycles>
    <meta:generator>Neat_Office/6.2.8.2$Windows_x86 LibreOffice_project/</meta:generator>
    <meta:document-statistic meta:object-count="249"/>
  </office:meta>
</office:document-meta>
</file>